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1" fo:font-size="10pt" fo:language="en" fo:country="US" style:font-size-asian="10pt" style:font-size-complex="10pt"/>
    </style:style>
    <style:style style:name="P2" style:family="paragraph" style:parent-style-name="Standard">
      <style:text-properties style:font-name="Liberation Sans1" fo:font-size="10pt" fo:language="en" fo:country="US" officeooo:rsid="005c1065" officeooo:paragraph-rsid="005c1065" style:font-size-asian="10pt" style:font-size-complex="10pt"/>
    </style:style>
    <style:style style:name="P3" style:family="paragraph" style:parent-style-name="Standard">
      <style:text-properties style:font-name="Liberation Sans1" fo:font-size="10pt" fo:language="en" fo:country="US" officeooo:paragraph-rsid="0069ece3" style:font-size-asian="10pt" style:font-size-complex="10pt"/>
    </style:style>
    <style:style style:name="P4" style:family="paragraph" style:parent-style-name="Standard">
      <style:text-properties style:font-name="Liberation Sans1" fo:font-size="10pt" fo:language="en" fo:country="US" officeooo:rsid="00987bcd" officeooo:paragraph-rsid="00987bcd" style:font-size-asian="10pt" style:font-size-complex="10pt"/>
    </style:style>
    <style:style style:name="P5" style:family="paragraph" style:parent-style-name="Standard">
      <style:text-properties style:font-name="Liberation Sans1" fo:font-size="10pt" fo:language="en" fo:country="US" officeooo:rsid="00987bcd" officeooo:paragraph-rsid="014903bd" style:font-size-asian="10pt" style:font-size-complex="10pt"/>
    </style:style>
    <style:style style:name="P6" style:family="paragraph" style:parent-style-name="Standard">
      <style:text-properties style:font-name="Liberation Sans1" fo:font-size="10pt" fo:language="en" fo:country="US" officeooo:paragraph-rsid="00987bcd" style:font-size-asian="10pt" style:font-size-complex="10pt"/>
    </style:style>
    <style:style style:name="P7" style:family="paragraph" style:parent-style-name="Standard">
      <style:text-properties style:font-name="Liberation Sans1" fo:font-size="10pt" fo:language="en" fo:country="US" officeooo:paragraph-rsid="00b5ac80" style:font-size-asian="10pt" style:font-size-complex="10pt"/>
    </style:style>
    <style:style style:name="P8" style:family="paragraph" style:parent-style-name="Standard">
      <style:text-properties style:font-name="Liberation Sans1" fo:font-size="10pt" fo:language="en" fo:country="US" officeooo:paragraph-rsid="00d14837" style:font-size-asian="10pt" style:font-size-complex="10pt"/>
    </style:style>
    <style:style style:name="P9" style:family="paragraph" style:parent-style-name="Standard">
      <style:text-properties style:font-name="Liberation Sans1" fo:font-size="10pt" fo:language="en" fo:country="US" officeooo:paragraph-rsid="012e4e51" style:font-size-asian="10pt" style:font-size-complex="10pt"/>
    </style:style>
    <style:style style:name="P10" style:family="paragraph" style:parent-style-name="Standard">
      <style:text-properties style:font-name="Liberation Sans1" fo:font-size="10pt" fo:language="en" fo:country="US" officeooo:rsid="012eb4e9" officeooo:paragraph-rsid="012eb4e9" style:font-size-asian="10pt" style:font-size-complex="10pt"/>
    </style:style>
    <style:style style:name="P11" style:family="paragraph" style:parent-style-name="Standard">
      <style:text-properties style:font-name="Liberation Sans1" fo:font-size="10pt" fo:language="en" fo:country="US" officeooo:rsid="014be497" officeooo:paragraph-rsid="014f4f46" style:font-size-asian="10pt" style:font-size-complex="10pt"/>
    </style:style>
    <style:style style:name="P12" style:family="paragraph" style:parent-style-name="Standard">
      <style:text-properties style:font-name="Liberation Sans1" fo:font-size="10pt" fo:language="en" fo:country="US" officeooo:rsid="014be497" officeooo:paragraph-rsid="0151e1ac" style:font-size-asian="10pt" style:font-size-complex="10pt"/>
    </style:style>
    <style:style style:name="P13" style:family="paragraph" style:parent-style-name="Standard">
      <style:text-properties style:font-name="Liberation Sans1" fo:font-size="10pt" fo:language="en" fo:country="US" officeooo:paragraph-rsid="01826859" style:font-size-asian="10pt" style:font-size-complex="10pt"/>
    </style:style>
    <style:style style:name="P14" style:family="paragraph" style:parent-style-name="Standard">
      <style:text-properties style:font-name="Liberation Sans1" fo:font-size="10pt" fo:language="en" fo:country="US" fo:font-weight="normal" officeooo:rsid="0129897a" officeooo:paragraph-rsid="005c1065" fo:background-color="#ffffd7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Liberation Sans1" fo:font-size="10pt" fo:language="en" fo:country="US" fo:font-weight="normal" officeooo:rsid="005b1887" officeooo:paragraph-rsid="005b1887" fo:background-color="#ffffd7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Liberation Sans1" fo:font-size="10pt" fo:language="en" fo:country="US" fo:font-weight="normal" officeooo:rsid="0139ad5f" officeooo:paragraph-rsid="0139ad5f" fo:background-color="#ffffd7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Liberation Sans1" fo:font-size="10pt" fo:language="en" fo:country="US" fo:font-weight="normal" officeooo:rsid="00921dfb" officeooo:paragraph-rsid="013fe9ec" fo:background-color="#ffffd7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Liberation Sans1" fo:font-size="10pt" fo:language="en" fo:country="US" fo:font-weight="normal" officeooo:rsid="00921dfb" officeooo:paragraph-rsid="01581f69" fo:background-color="#ffffd7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Liberation Sans1" fo:font-size="10pt" fo:language="en" fo:country="US" fo:font-weight="normal" officeooo:rsid="007f8963" officeooo:paragraph-rsid="013fe9ec" fo:background-color="#ffffd7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Liberation Sans1" fo:font-size="10pt" fo:language="en" fo:country="US" fo:font-weight="normal" officeooo:rsid="007f8963" officeooo:paragraph-rsid="0103cf83" fo:background-color="#ffffd7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Liberation Sans1" fo:font-size="10pt" fo:language="en" fo:country="US" fo:font-weight="normal" officeooo:rsid="00938b8a" officeooo:paragraph-rsid="013fe9ec" fo:background-color="#ffffd7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Liberation Sans1" fo:font-size="10pt" fo:language="en" fo:country="US" fo:font-weight="normal" officeooo:rsid="00938b8a" officeooo:paragraph-rsid="0103cf83" fo:background-color="#ffffd7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Liberation Sans1" fo:font-size="10pt" fo:language="en" fo:country="US" fo:font-weight="normal" officeooo:rsid="0153b157" officeooo:paragraph-rsid="015ed794" fo:background-color="#ffffd7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Liberation Sans1" fo:font-size="10pt" fo:language="en" fo:country="US" fo:font-weight="bold" officeooo:rsid="013bbfd8" officeooo:paragraph-rsid="013bbfd8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Liberation Sans1" fo:font-size="10pt" fo:language="en" fo:country="US" fo:font-weight="bold" officeooo:rsid="00766443" officeooo:paragraph-rsid="013bf727" style:font-size-asian="8.75pt" style:font-weight-asian="bold" style:font-size-complex="10pt" style:font-weight-complex="bold"/>
    </style:style>
    <style:style style:name="P26" style:family="paragraph" style:parent-style-name="Standard">
      <style:text-properties style:font-name="Liberation Sans1" fo:font-size="10pt" fo:language="en" fo:country="US" fo:font-weight="bold" officeooo:rsid="007f8963" officeooo:paragraph-rsid="013fe9ec" fo:background-color="#ffffd7" style:font-size-asian="10pt" style:font-weight-asian="bold" style:font-size-complex="10pt" style:font-weight-complex="bold"/>
    </style:style>
    <style:style style:name="P27" style:family="paragraph" style:parent-style-name="Standard">
      <style:text-properties style:font-name="Liberation Sans1" fo:font-size="10pt" fo:language="en" fo:country="US" fo:font-weight="bold" officeooo:rsid="007f8963" officeooo:paragraph-rsid="0103cf83" fo:background-color="#ffffd7" style:font-size-asian="10pt" style:font-weight-asian="bold" style:font-size-complex="10pt" style:font-weight-complex="bold"/>
    </style:style>
    <style:style style:name="P28" style:family="paragraph" style:parent-style-name="Standard">
      <style:text-properties style:font-name="Liberation Sans1" fo:font-size="10pt" fo:language="en" fo:country="US" fo:font-weight="bold" officeooo:rsid="007f8963" officeooo:paragraph-rsid="013fe9ec" fo:background-color="#ffffd7" style:font-size-asian="8.75pt" style:font-weight-asian="bold" style:font-size-complex="10pt" style:font-weight-complex="bold"/>
    </style:style>
    <style:style style:name="P29" style:family="paragraph" style:parent-style-name="Standard">
      <style:text-properties style:font-name="Liberation Sans1" fo:font-size="10pt" fo:language="en" fo:country="US" officeooo:rsid="00114b91" officeooo:paragraph-rsid="0011f110" fo:background-color="#ffffd7" style:font-size-asian="10pt" style:font-size-complex="10pt"/>
    </style:style>
    <style:style style:name="P30" style:family="paragraph" style:parent-style-name="Standard">
      <style:text-properties style:font-name="Liberation Sans1" fo:font-size="10pt" fo:language="en" fo:country="US" officeooo:rsid="00114b91" officeooo:paragraph-rsid="001d2303" fo:background-color="#ffffd7" style:font-size-asian="10pt" style:font-size-complex="10pt"/>
    </style:style>
    <style:style style:name="P31" style:family="paragraph" style:parent-style-name="Standard">
      <style:text-properties style:font-name="Liberation Sans1" fo:font-size="10pt" fo:language="en" fo:country="US" officeooo:rsid="00114b91" officeooo:paragraph-rsid="00135142" fo:background-color="#ffffd7" style:font-size-asian="10pt" style:font-size-complex="10pt"/>
    </style:style>
    <style:style style:name="P32" style:family="paragraph" style:parent-style-name="Standard">
      <style:text-properties style:font-name="Liberation Sans1" fo:font-size="10pt" fo:language="en" fo:country="US" officeooo:rsid="00114b91" officeooo:paragraph-rsid="003b9ac0" fo:background-color="#ffffd7" style:font-size-asian="10pt" style:font-size-complex="10pt"/>
    </style:style>
    <style:style style:name="P33" style:family="paragraph" style:parent-style-name="Standard">
      <style:text-properties style:font-name="Liberation Sans1" fo:font-size="10pt" fo:language="en" fo:country="US" officeooo:rsid="00114b91" officeooo:paragraph-rsid="0134119b" fo:background-color="#ffffd7" style:font-size-asian="10pt" style:font-size-complex="10pt"/>
    </style:style>
    <style:style style:name="P34" style:family="paragraph" style:parent-style-name="Standard">
      <style:text-properties style:font-name="Liberation Sans1" fo:font-size="10pt" fo:language="en" fo:country="US" officeooo:rsid="00114b91" officeooo:paragraph-rsid="0060739a" fo:background-color="#ffffd7" style:font-size-asian="10pt" style:font-size-complex="10pt"/>
    </style:style>
    <style:style style:name="P35" style:family="paragraph" style:parent-style-name="Standard">
      <style:text-properties style:font-name="Liberation Sans1" fo:font-size="10pt" fo:language="en" fo:country="US" officeooo:rsid="00114b91" officeooo:paragraph-rsid="0032f0e7" fo:background-color="#ffffd7" style:font-size-asian="10pt" style:font-size-complex="10pt"/>
    </style:style>
    <style:style style:name="P36" style:family="paragraph" style:parent-style-name="Standard">
      <style:text-properties style:font-name="Liberation Sans1" fo:font-size="10pt" fo:language="en" fo:country="US" officeooo:rsid="00114b91" officeooo:paragraph-rsid="0130ea1f" fo:background-color="#ffffd7" style:font-size-asian="10pt" style:font-size-complex="10pt"/>
    </style:style>
    <style:style style:name="P37" style:family="paragraph" style:parent-style-name="Standard">
      <style:text-properties style:font-name="Liberation Sans1" fo:font-size="10pt" fo:language="en" fo:country="US" officeooo:rsid="014f4f46" officeooo:paragraph-rsid="014f4f46" fo:background-color="#ffffd7" style:font-size-asian="10pt" style:font-size-complex="10pt"/>
    </style:style>
    <style:style style:name="P38" style:family="paragraph" style:parent-style-name="Standard">
      <style:text-properties style:font-name="Liberation Sans1" fo:font-size="10pt" fo:language="en" fo:country="US" officeooo:rsid="012eb4e9" officeooo:paragraph-rsid="014f4f46" fo:background-color="#ffffd7" style:font-size-asian="10pt" style:font-size-complex="10pt"/>
    </style:style>
    <style:style style:name="P39" style:family="paragraph" style:parent-style-name="Standard">
      <style:text-properties style:font-name="Liberation Sans1" fo:font-size="10pt" fo:language="en" fo:country="US" officeooo:rsid="00583896" officeooo:paragraph-rsid="00583896" fo:background-color="#ffffd7" style:font-size-asian="10pt" style:font-size-complex="10pt"/>
    </style:style>
    <style:style style:name="P40" style:family="paragraph" style:parent-style-name="Standard">
      <style:text-properties style:font-name="Liberation Sans1" fo:font-size="10pt" fo:language="en" fo:country="US" officeooo:rsid="0054c479" officeooo:paragraph-rsid="0054c479" fo:background-color="#ffffd7" style:font-size-asian="10pt" style:font-size-complex="10pt"/>
    </style:style>
    <style:style style:name="P41" style:family="paragraph" style:parent-style-name="Standard">
      <style:text-properties style:font-name="Liberation Sans1" fo:font-size="10pt" fo:language="en" fo:country="US" officeooo:rsid="001129a8" officeooo:paragraph-rsid="0134119b" fo:background-color="#ffffd7" style:font-size-asian="10pt" style:font-size-complex="10pt"/>
    </style:style>
    <style:style style:name="P42" style:family="paragraph" style:parent-style-name="Standard">
      <style:text-properties style:font-name="Liberation Sans1" fo:font-size="10pt" fo:language="en" fo:country="US" officeooo:rsid="001129a8" officeooo:paragraph-rsid="0100c081" fo:background-color="#ffffd7" style:font-size-asian="10pt" style:font-size-complex="10pt"/>
    </style:style>
    <style:style style:name="P43" style:family="paragraph" style:parent-style-name="Standard">
      <style:text-properties style:font-name="Liberation Sans1" fo:font-size="10pt" fo:language="en" fo:country="US" officeooo:paragraph-rsid="014e4295" fo:background-color="#ffffd7" style:font-size-asian="10pt" style:font-size-complex="10pt"/>
    </style:style>
    <style:style style:name="P44" style:family="paragraph" style:parent-style-name="Standard">
      <style:text-properties style:font-name="Liberation Sans1" fo:font-size="10pt" fo:language="en" fo:country="US" officeooo:paragraph-rsid="0054c479" fo:background-color="#ffffd7" style:font-size-asian="10pt" style:font-size-complex="10pt"/>
    </style:style>
    <style:style style:name="P45" style:family="paragraph" style:parent-style-name="Standard">
      <style:text-properties style:font-name="Liberation Sans1" fo:font-size="10pt" fo:language="en" fo:country="US" officeooo:paragraph-rsid="0134119b" fo:background-color="#ffffd7" style:font-size-asian="10pt" style:font-size-complex="10pt"/>
    </style:style>
    <style:style style:name="P46" style:family="paragraph" style:parent-style-name="Standard">
      <style:text-properties style:font-name="Liberation Sans1" fo:font-size="10pt" fo:language="en" fo:country="US" officeooo:paragraph-rsid="01366997" fo:background-color="#ffffd7" style:font-size-asian="10pt" style:font-size-complex="10pt"/>
    </style:style>
    <style:style style:name="P47" style:family="paragraph" style:parent-style-name="Standard">
      <style:text-properties style:font-name="Liberation Sans1" fo:font-size="10pt" fo:language="en" fo:country="US" officeooo:paragraph-rsid="005b1887" fo:background-color="#ffffd7" style:font-size-asian="10pt" style:font-size-complex="10pt"/>
    </style:style>
    <style:style style:name="P48" style:family="paragraph" style:parent-style-name="Standard">
      <style:text-properties style:font-name="Liberation Sans1" fo:font-size="10pt" fo:language="en" fo:country="US" officeooo:paragraph-rsid="00b10780" fo:background-color="#ffffd7" style:font-size-asian="10pt" style:font-size-complex="10pt"/>
    </style:style>
    <style:style style:name="P49" style:family="paragraph" style:parent-style-name="Standard">
      <style:text-properties style:font-name="Liberation Sans1" fo:font-size="10pt" fo:language="en" fo:country="US" fo:background-color="#ffffd7" style:font-size-asian="8.75pt" style:font-size-complex="10pt"/>
    </style:style>
    <style:style style:name="P50" style:family="paragraph" style:parent-style-name="Standard">
      <style:text-properties style:font-name="Liberation Sans1" fo:font-size="10pt" fo:language="en" fo:country="US" officeooo:rsid="016bbe07" officeooo:paragraph-rsid="016bbe07" fo:background-color="#dde8cb" style:font-size-asian="10pt" style:font-size-complex="10pt"/>
    </style:style>
    <style:style style:name="P51" style:family="paragraph" style:parent-style-name="Standard">
      <style:text-properties style:font-name="Liberation Sans1" fo:font-size="10pt" fo:font-weight="normal" officeooo:rsid="013d1165" officeooo:paragraph-rsid="013d689d" style:font-size-asian="10pt" style:font-weight-asian="normal" style:font-size-complex="10pt" style:font-weight-complex="normal"/>
    </style:style>
    <style:style style:name="P52" style:family="paragraph" style:parent-style-name="Standard">
      <style:text-properties style:font-name="Liberation Sans1" fo:font-size="10pt" officeooo:paragraph-rsid="01340ac9" fo:background-color="#ffffd7" style:font-size-asian="10pt" style:font-size-complex="10pt"/>
    </style:style>
    <style:style style:name="P53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0pt" officeooo:rsid="0172d121" officeooo:paragraph-rsid="0172d121" fo:background-color="#dde8cb" style:font-size-asian="10pt" style:font-size-complex="10pt"/>
    </style:style>
    <style:style style:name="P54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0pt" officeooo:rsid="0172d121" officeooo:paragraph-rsid="0172d121" fo:background-color="#dde8cb" style:font-size-asian="10pt" style:font-size-complex="10pt"/>
    </style:style>
    <style:style style:name="P55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0pt" officeooo:rsid="01759100" officeooo:paragraph-rsid="01759100" fo:background-color="#dde8cb" style:font-size-asian="10pt" style:font-size-complex="10pt"/>
    </style:style>
    <style:style style:name="P56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0pt" officeooo:rsid="01759100" officeooo:paragraph-rsid="01759100" fo:background-color="#dde8cb" style:font-size-asian="10pt" style:font-size-complex="10pt"/>
    </style:style>
    <style:style style:name="P5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0pt" officeooo:rsid="017642c6" officeooo:paragraph-rsid="017642c6" fo:background-color="#dde8cb" style:font-size-asian="10pt" style:font-size-complex="10pt"/>
    </style:style>
    <style:style style:name="P58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0pt" officeooo:rsid="017642c6" officeooo:paragraph-rsid="017642c6" fo:background-color="#dde8cb" style:font-size-asian="10pt" style:font-size-complex="10pt"/>
    </style:style>
    <style:style style:name="P59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0pt" officeooo:rsid="0174a9a3" officeooo:paragraph-rsid="0174a9a3" fo:background-color="#dde8cb" style:font-size-asian="10pt" style:font-size-complex="10pt"/>
    </style:style>
    <style:style style:name="P60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0pt" officeooo:rsid="01772af6" officeooo:paragraph-rsid="01772af6" fo:background-color="#dde8cb" style:font-size-asian="10pt" style:font-size-complex="10pt"/>
    </style:style>
    <style:style style:name="P61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0pt" officeooo:rsid="0178e719" officeooo:paragraph-rsid="0178e719" fo:background-color="#dde8cb" style:font-size-asian="10pt" style:font-size-complex="10pt"/>
    </style:style>
    <style:style style:name="P62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0pt" fo:background-color="#dde8cb" style:font-size-asian="10pt" style:font-size-complex="10pt"/>
    </style:style>
    <style:style style:name="P63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0pt" officeooo:paragraph-rsid="0174a9a3" fo:background-color="#dde8cb" style:font-size-asian="10pt" style:font-size-complex="10pt"/>
    </style:style>
    <style:style style:name="P64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0pt" officeooo:paragraph-rsid="01772af6" fo:background-color="#dde8cb" style:font-size-asian="10pt" style:font-size-complex="10pt"/>
    </style:style>
    <style:style style:name="P65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0pt" officeooo:paragraph-rsid="0178e719" fo:background-color="#dde8cb" style:font-size-asian="10pt" style:font-size-complex="10pt"/>
    </style:style>
    <style:style style:name="P66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0pt" fo:background-color="#dde8cb" style:font-size-asian="10pt" style:font-size-complex="10pt"/>
    </style:style>
    <style:style style:name="P67" style:family="paragraph" style:parent-style-name="Standard">
      <style:text-properties style:font-name="Liberation Sans1" fo:font-size="12pt" fo:language="en" fo:country="US" fo:font-weight="bold" style:font-size-asian="12pt" style:font-weight-asian="bold" style:font-size-complex="12pt" style:font-weight-complex="bold"/>
    </style:style>
    <style:style style:name="P68" style:family="paragraph" style:parent-style-name="Standard">
      <style:text-properties style:font-name="Liberation Sans1" fo:font-size="12pt" fo:language="en" fo:country="US" fo:font-weight="bold" officeooo:paragraph-rsid="00510c20" style:font-size-asian="12pt" style:font-weight-asian="bold" style:font-size-complex="12pt" style:font-weight-complex="bold"/>
    </style:style>
    <style:style style:name="P69" style:family="paragraph" style:parent-style-name="Standard">
      <style:text-properties style:font-name="Liberation Sans1" fo:font-size="12pt" fo:language="en" fo:country="US" fo:font-weight="bold" officeooo:rsid="004dcd95" officeooo:paragraph-rsid="00104f1f" style:font-size-asian="12pt" style:font-weight-asian="bold" style:font-size-complex="12pt" style:font-weight-complex="bold"/>
    </style:style>
    <style:style style:name="P70" style:family="paragraph" style:parent-style-name="Standard">
      <style:paragraph-properties fo:break-before="page"/>
      <style:text-properties style:font-name="Liberation Sans1" fo:font-size="12pt" fo:language="en" fo:country="US" fo:font-weight="bold" officeooo:rsid="00104f1f" officeooo:paragraph-rsid="00524a1d" style:font-size-asian="12pt" style:font-weight-asian="bold" style:font-size-complex="12pt" style:font-weight-complex="bold"/>
    </style:style>
    <style:style style:name="P71" style:family="paragraph" style:parent-style-name="Standard">
      <style:paragraph-properties fo:break-before="column"/>
      <style:text-properties style:font-name="Liberation Sans1" fo:font-size="12pt" fo:language="en" fo:country="US" fo:font-weight="bold" officeooo:rsid="00766443" officeooo:paragraph-rsid="013bf727" style:font-size-asian="12pt" style:font-weight-asian="bold" style:font-size-complex="12pt" style:font-weight-complex="bold"/>
    </style:style>
    <style:style style:name="P72" style:family="paragraph" style:parent-style-name="Standard">
      <style:text-properties style:font-name="Liberation Sans1" fo:font-size="12pt" fo:language="en" fo:country="US" fo:font-weight="bold" officeooo:rsid="0171535c" officeooo:paragraph-rsid="0171535c" style:font-size-asian="12pt" style:font-weight-asian="bold" style:font-size-complex="12pt" style:font-weight-complex="bold"/>
    </style:style>
    <style:style style:name="P73" style:family="paragraph" style:parent-style-name="Standard" style:master-page-name="">
      <style:paragraph-properties style:page-number="auto" fo:break-before="column"/>
      <style:text-properties style:font-name="Liberation Sans1" fo:font-size="12pt" fo:language="en" fo:country="US" fo:font-weight="bold" officeooo:rsid="00524a1d" officeooo:paragraph-rsid="005b1887" fo:background-color="#ffffd7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break-before="page"/>
      <style:text-properties style:font-name="Liberation Sans1" fo:font-size="12pt" fo:language="en" fo:country="US" fo:font-weight="bold" officeooo:rsid="00524a1d" officeooo:paragraph-rsid="00524a1d" fo:background-color="#ffffd7" style:font-size-asian="10.5pt" style:font-weight-asian="bold" style:font-size-complex="12pt" style:font-weight-complex="bold"/>
    </style:style>
    <style:style style:name="P75" style:family="paragraph" style:parent-style-name="Standard">
      <style:text-properties style:font-name="Liberation Sans1" fo:font-size="12pt" fo:language="en" fo:country="US" fo:font-weight="bold" officeooo:rsid="00524a1d" officeooo:paragraph-rsid="00524a1d" fo:background-color="#ffffd7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break-before="column"/>
      <style:text-properties style:font-name="Liberation Sans1" fo:font-size="12pt" fo:language="en" fo:country="US" fo:font-weight="bold" officeooo:rsid="007f8963" officeooo:paragraph-rsid="013fe9ec" fo:background-color="#ffffd7" style:font-size-asian="12pt" style:font-weight-asian="bold" style:font-size-complex="12pt" style:font-weight-complex="bold"/>
    </style:style>
    <style:style style:name="P77" style:family="paragraph" style:parent-style-name="Standard">
      <style:text-properties style:font-name="Liberation Sans1" fo:font-size="12pt" fo:language="en" fo:country="US" fo:font-weight="bold" officeooo:rsid="007f8963" officeooo:paragraph-rsid="013fe9ec" fo:background-color="#ffffd7" style:font-size-asian="12pt" style:font-weight-asian="bold" style:font-size-complex="12pt" style:font-weight-complex="bold"/>
    </style:style>
    <style:style style:name="P78" style:family="paragraph" style:parent-style-name="Standard">
      <style:paragraph-properties fo:break-before="column"/>
      <style:text-properties style:font-name="Liberation Sans1" fo:font-size="12pt" fo:language="en" fo:country="US" fo:font-weight="bold" officeooo:rsid="007f8963" officeooo:paragraph-rsid="0171535c" fo:background-color="#dde8cb" style:font-size-asian="12pt" style:font-weight-asian="bold" style:font-size-complex="12pt" style:font-weight-complex="bold"/>
    </style:style>
    <style:style style:name="P79" style:family="paragraph" style:parent-style-name="Standard" style:master-page-name="">
      <style:paragraph-properties style:page-number="auto" fo:break-before="column"/>
      <style:text-properties style:font-name="Liberation Sans1" fo:font-size="12pt" fo:language="en" fo:country="US" officeooo:rsid="00104f1f" officeooo:paragraph-rsid="00524a1d" style:font-size-asian="12pt" style:font-size-complex="12pt"/>
    </style:style>
    <style:style style:name="P80" style:family="paragraph" style:parent-style-name="Standard">
      <style:text-properties style:font-name="Liberation Sans1" fo:font-size="12pt" fo:language="en" fo:country="US" fo:font-weight="normal" officeooo:rsid="00524a1d" officeooo:paragraph-rsid="005b1887" fo:background-color="#ffffd7" style:font-size-asian="10.5pt" style:font-weight-asian="normal" style:font-size-complex="12pt" style:font-weight-complex="normal"/>
    </style:style>
    <style:style style:name="P81" style:family="paragraph" style:parent-style-name="Standard">
      <style:text-properties style:text-position="0% 100%" style:font-name="Liberation Sans1" fo:font-size="10pt" fo:language="en" fo:country="US" officeooo:rsid="00104f1f" officeooo:paragraph-rsid="0032f0e7" style:font-size-asian="10pt" style:font-size-complex="10pt"/>
    </style:style>
    <style:style style:name="P82" style:family="paragraph" style:parent-style-name="Standard">
      <style:text-properties style:text-position="0% 100%" style:font-name="Liberation Sans1" fo:font-size="10pt" fo:language="en" fo:country="US" officeooo:rsid="00104f1f" officeooo:paragraph-rsid="00104f1f" style:font-size-asian="10pt" style:font-size-complex="10pt"/>
    </style:style>
    <style:style style:name="P83" style:family="paragraph" style:parent-style-name="Standard">
      <style:text-properties style:text-position="0% 100%" style:font-name="Liberation Sans1" fo:font-size="10pt" fo:language="en" fo:country="US" officeooo:rsid="001129a8" officeooo:paragraph-rsid="007941e1" style:font-size-asian="10pt" style:font-size-complex="10pt"/>
    </style:style>
    <style:style style:name="P84" style:family="paragraph" style:parent-style-name="Standard">
      <style:text-properties style:text-position="0% 100%" style:font-name="Liberation Sans1" fo:font-size="10pt" fo:language="en" fo:country="US" fo:font-weight="normal" officeooo:rsid="0142ad15" officeooo:paragraph-rsid="0142ad15" style:font-size-asian="10pt" style:font-weight-asian="normal" style:font-size-complex="10pt" style:font-weight-complex="normal"/>
    </style:style>
    <style:style style:name="P85" style:family="paragraph" style:parent-style-name="Standard">
      <style:text-properties style:text-position="0% 100%" style:font-name="Liberation Sans1" fo:font-size="10pt" fo:language="en" fo:country="US" fo:font-weight="normal" officeooo:rsid="0142ad15" officeooo:paragraph-rsid="0167d198" style:font-size-asian="10pt" style:font-weight-asian="normal" style:font-size-complex="10pt" style:font-weight-complex="normal"/>
    </style:style>
    <style:style style:name="P86" style:family="paragraph" style:parent-style-name="Standard">
      <style:text-properties style:text-position="0% 100%" style:font-name="Liberation Sans1" fo:font-size="10pt" fo:language="en" fo:country="US" fo:font-weight="normal" officeooo:rsid="0142ad15" officeooo:paragraph-rsid="0140b26b" style:font-size-asian="10pt" style:font-weight-asian="normal" style:font-size-complex="10pt" style:font-weight-complex="normal"/>
    </style:style>
    <style:style style:name="P87" style:family="paragraph" style:parent-style-name="Standard">
      <style:text-properties style:text-position="0% 100%" style:font-name="Liberation Sans1" fo:font-size="10pt" fo:language="en" fo:country="US" fo:font-weight="normal" officeooo:rsid="0142ad15" officeooo:paragraph-rsid="0171535c" style:font-size-asian="10pt" style:font-weight-asian="normal" style:font-size-complex="10pt" style:font-weight-complex="normal"/>
    </style:style>
    <style:style style:name="P88" style:family="paragraph" style:parent-style-name="Standard">
      <style:text-properties style:text-position="0% 100%" style:font-name="Liberation Sans1" fo:font-size="10pt" fo:language="en" fo:country="US" fo:font-weight="normal" officeooo:rsid="01569fea" officeooo:paragraph-rsid="01569fea" style:font-size-asian="10pt" style:font-weight-asian="normal" style:font-size-complex="10pt" style:font-weight-complex="normal"/>
    </style:style>
    <style:style style:name="P89" style:family="paragraph" style:parent-style-name="Standard">
      <style:text-properties style:text-position="0% 100%" style:font-name="Liberation Sans1" fo:font-size="10pt" fo:language="en" fo:country="US" fo:font-weight="normal" officeooo:rsid="014f4f46" officeooo:paragraph-rsid="014f4f46" fo:background-color="#ffffd7" style:font-size-asian="10pt" style:font-weight-asian="normal" style:font-size-complex="10pt" style:font-weight-complex="normal"/>
    </style:style>
    <style:style style:name="P90" style:family="paragraph" style:parent-style-name="Standard">
      <style:text-properties style:text-position="0% 100%" style:font-name="Liberation Sans1" fo:font-size="10pt" fo:language="en" fo:country="US" fo:font-weight="normal" officeooo:rsid="001d2303" officeooo:paragraph-rsid="01366997" fo:background-color="#ffffd7" style:font-size-asian="10pt" style:font-weight-asian="normal" style:font-size-complex="10pt" style:font-weight-complex="normal"/>
    </style:style>
    <style:style style:name="P91" style:family="paragraph" style:parent-style-name="Standard">
      <style:text-properties style:text-position="0% 100%" style:font-name="Liberation Sans1" fo:font-size="10pt" fo:language="en" fo:country="US" fo:font-weight="normal" officeooo:rsid="001d2303" officeooo:paragraph-rsid="0134119b" fo:background-color="#ffffd7" style:font-size-asian="10pt" style:font-weight-asian="normal" style:font-size-complex="10pt" style:font-weight-complex="normal"/>
    </style:style>
    <style:style style:name="P92" style:family="paragraph" style:parent-style-name="Standard">
      <style:text-properties style:text-position="0% 100%" style:font-name="Liberation Sans1" fo:font-size="10pt" fo:language="en" fo:country="US" fo:font-weight="normal" officeooo:rsid="001d2303" officeooo:paragraph-rsid="0060739a" fo:background-color="#ffffd7" style:font-size-asian="10pt" style:font-weight-asian="normal" style:font-size-complex="10pt" style:font-weight-complex="normal"/>
    </style:style>
    <style:style style:name="P93" style:family="paragraph" style:parent-style-name="Standard">
      <style:text-properties style:text-position="0% 100%" style:font-name="Liberation Sans1" fo:font-size="10pt" fo:language="en" fo:country="US" fo:font-weight="normal" officeooo:rsid="001d2303" officeooo:paragraph-rsid="00c754ba" fo:background-color="#ffffd7" style:font-size-asian="10pt" style:font-weight-asian="normal" style:font-size-complex="10pt" style:font-weight-complex="normal"/>
    </style:style>
    <style:style style:name="P94" style:family="paragraph" style:parent-style-name="Standard">
      <style:text-properties style:text-position="0% 100%" style:font-name="Liberation Sans1" fo:font-size="10pt" fo:language="en" fo:country="US" fo:font-weight="normal" officeooo:rsid="001d2303" officeooo:paragraph-rsid="016e17e7" fo:background-color="#ffffd7" style:font-size-asian="10pt" style:font-weight-asian="normal" style:font-size-complex="10pt" style:font-weight-complex="normal"/>
    </style:style>
    <style:style style:name="P95" style:family="paragraph" style:parent-style-name="Standard">
      <style:text-properties style:text-position="0% 100%" style:font-name="Liberation Sans1" fo:font-size="10pt" fo:language="en" fo:country="US" fo:font-weight="normal" officeooo:rsid="00c6c305" officeooo:paragraph-rsid="0134119b" fo:background-color="#ffffd7" style:font-size-asian="10pt" style:font-weight-asian="normal" style:font-size-complex="10pt" style:font-weight-complex="normal"/>
    </style:style>
    <style:style style:name="P96" style:family="paragraph" style:parent-style-name="Standard">
      <style:text-properties style:text-position="0% 100%" style:font-name="Liberation Sans1" fo:font-size="10pt" fo:language="en" fo:country="US" fo:font-weight="normal" officeooo:rsid="001129a8" officeooo:paragraph-rsid="005c1065" fo:background-color="#ffffd7" style:font-size-asian="10pt" style:font-weight-asian="normal" style:font-size-complex="10pt" style:font-weight-complex="normal"/>
    </style:style>
    <style:style style:name="P97" style:family="paragraph" style:parent-style-name="Standard">
      <style:text-properties style:text-position="0% 100%" style:font-name="Liberation Sans1" fo:font-size="10pt" fo:language="en" fo:country="US" fo:font-weight="normal" officeooo:rsid="001129a8" officeooo:paragraph-rsid="01086f43" fo:background-color="#ffffd7" style:font-size-asian="10pt" style:font-weight-asian="normal" style:font-size-complex="10pt" style:font-weight-complex="normal"/>
    </style:style>
    <style:style style:name="P98" style:family="paragraph" style:parent-style-name="Standard">
      <style:text-properties style:text-position="0% 100%" style:font-name="Liberation Sans1" fo:font-size="10pt" fo:language="en" fo:country="US" fo:font-weight="normal" officeooo:rsid="014c70bc" officeooo:paragraph-rsid="014e4295" fo:background-color="#ffffd7" style:font-size-asian="10pt" style:font-weight-asian="normal" style:font-size-complex="10pt" style:font-weight-complex="normal"/>
    </style:style>
    <style:style style:name="P99" style:family="paragraph" style:parent-style-name="Standard">
      <style:text-properties style:text-position="0% 100%" style:font-name="Liberation Sans1" fo:font-size="10pt" fo:language="en" fo:country="US" fo:font-weight="normal" officeooo:rsid="0140b26b" officeooo:paragraph-rsid="0140b26b" fo:background-color="#ffffd7" style:font-size-asian="10pt" style:font-weight-asian="normal" style:font-size-complex="10pt" style:font-weight-complex="normal"/>
    </style:style>
    <style:style style:name="P100" style:family="paragraph" style:parent-style-name="Standard">
      <style:text-properties style:text-position="0% 100%" style:font-name="Liberation Sans1" fo:font-size="10pt" fo:language="en" fo:country="US" fo:font-weight="normal" officeooo:rsid="001c5ad4" officeooo:paragraph-rsid="00abf6a3" fo:background-color="#ffffd7" style:font-size-asian="10pt" style:font-weight-asian="normal" style:font-size-complex="10pt" style:font-weight-complex="normal"/>
    </style:style>
    <style:style style:name="P101" style:family="paragraph" style:parent-style-name="Standard">
      <style:text-properties style:text-position="0% 100%" style:font-name="Liberation Sans1" fo:font-size="10pt" fo:language="en" fo:country="US" fo:font-weight="normal" officeooo:rsid="0131fb68" officeooo:paragraph-rsid="0151e1ac" fo:background-color="#ffffd7" style:font-size-asian="10pt" style:font-weight-asian="normal" style:font-size-complex="10pt" style:font-weight-complex="normal"/>
    </style:style>
    <style:style style:name="P102" style:family="paragraph" style:parent-style-name="Standard">
      <style:text-properties style:text-position="0% 100%" style:font-name="Liberation Sans1" fo:font-size="10pt" fo:language="en" fo:country="US" fo:font-weight="normal" officeooo:rsid="00938b8a" officeooo:paragraph-rsid="013fe9ec" fo:background-color="#ffffd7" style:font-size-asian="10pt" style:font-weight-asian="normal" style:font-size-complex="10pt" style:font-weight-complex="normal"/>
    </style:style>
    <style:style style:name="P103" style:family="paragraph" style:parent-style-name="Standard">
      <style:text-properties style:text-position="0% 100%" style:font-name="Liberation Sans1" fo:font-size="10pt" fo:language="en" fo:country="US" officeooo:rsid="00114b91" officeooo:paragraph-rsid="00114b91" fo:background-color="#ffffd7" style:font-size-asian="10pt" style:font-size-complex="10pt"/>
    </style:style>
    <style:style style:name="P104" style:family="paragraph" style:parent-style-name="Standard">
      <style:text-properties style:text-position="0% 100%" style:font-name="Liberation Sans1" fo:font-size="10pt" fo:language="en" fo:country="US" officeooo:rsid="00114b91" officeooo:paragraph-rsid="0011f110" fo:background-color="#ffffd7" style:font-size-asian="10pt" style:font-size-complex="10pt"/>
    </style:style>
    <style:style style:name="P105" style:family="paragraph" style:parent-style-name="Standard">
      <style:text-properties style:text-position="0% 100%" style:font-name="Liberation Sans1" fo:font-size="10pt" fo:language="en" fo:country="US" officeooo:rsid="00114b91" officeooo:paragraph-rsid="01086f43" fo:background-color="#ffffd7" style:font-size-asian="10pt" style:font-size-complex="10pt"/>
    </style:style>
    <style:style style:name="P106" style:family="paragraph" style:parent-style-name="Standard">
      <style:text-properties style:text-position="0% 100%" style:font-name="Liberation Sans1" fo:font-size="10pt" fo:language="en" fo:country="US" officeooo:rsid="00114b91" officeooo:paragraph-rsid="0134119b" fo:background-color="#ffffd7" style:font-size-asian="10pt" style:font-size-complex="10pt"/>
    </style:style>
    <style:style style:name="P107" style:family="paragraph" style:parent-style-name="Standard">
      <style:text-properties style:text-position="0% 100%" style:font-name="Liberation Sans1" fo:font-size="10pt" fo:language="en" fo:country="US" officeooo:rsid="00114b91" officeooo:paragraph-rsid="00c6c305" fo:background-color="#ffffd7" style:font-size-asian="10pt" style:font-size-complex="10pt"/>
    </style:style>
    <style:style style:name="P108" style:family="paragraph" style:parent-style-name="Standard">
      <style:text-properties style:text-position="0% 100%" style:font-name="Liberation Sans1" fo:font-size="10pt" fo:language="en" fo:country="US" officeooo:rsid="00114b91" officeooo:paragraph-rsid="0032f0e7" fo:background-color="#ffffd7" style:font-size-asian="10pt" style:font-size-complex="10pt"/>
    </style:style>
    <style:style style:name="P109" style:family="paragraph" style:parent-style-name="Standard">
      <style:text-properties style:text-position="0% 100%" style:font-name="Liberation Sans1" fo:font-size="10pt" fo:language="en" fo:country="US" officeooo:rsid="0011f110" officeooo:paragraph-rsid="0011f110" fo:background-color="#ffffd7" style:font-size-asian="10pt" style:font-size-complex="10pt"/>
    </style:style>
    <style:style style:name="P110" style:family="paragraph" style:parent-style-name="Standard">
      <style:text-properties style:text-position="0% 100%" style:font-name="Liberation Sans1" fo:font-size="10pt" fo:language="en" fo:country="US" officeooo:rsid="0011f110" officeooo:paragraph-rsid="0032f0e7" fo:background-color="#ffffd7" style:font-size-asian="10pt" style:font-size-complex="10pt"/>
    </style:style>
    <style:style style:name="P111" style:family="paragraph" style:parent-style-name="Standard">
      <style:text-properties style:text-position="0% 100%" style:font-name="Liberation Sans1" fo:font-size="10pt" fo:language="en" fo:country="US" officeooo:rsid="001d2303" officeooo:paragraph-rsid="001d2303" fo:background-color="#ffffd7" style:font-size-asian="10pt" style:font-size-complex="10pt"/>
    </style:style>
    <style:style style:name="P112" style:family="paragraph" style:parent-style-name="Standard">
      <style:text-properties style:text-position="0% 100%" style:font-name="Liberation Sans1" fo:font-size="10pt" fo:language="en" fo:country="US" officeooo:rsid="001d2303" officeooo:paragraph-rsid="00a54e80" fo:background-color="#ffffd7" style:font-size-asian="10pt" style:font-size-complex="10pt"/>
    </style:style>
    <style:style style:name="P113" style:family="paragraph" style:parent-style-name="Standard">
      <style:text-properties style:text-position="0% 100%" style:font-name="Liberation Sans1" fo:font-size="10pt" fo:language="en" fo:country="US" officeooo:rsid="001d2303" officeooo:paragraph-rsid="001e9fb4" fo:background-color="#ffffd7" style:font-size-asian="10pt" style:font-size-complex="10pt"/>
    </style:style>
    <style:style style:name="P114" style:family="paragraph" style:parent-style-name="Standard">
      <style:text-properties style:text-position="0% 100%" style:font-name="Liberation Sans1" fo:font-size="10pt" fo:language="en" fo:country="US" officeooo:rsid="001d2303" officeooo:paragraph-rsid="002d345f" fo:background-color="#ffffd7" style:font-size-asian="10pt" style:font-size-complex="10pt"/>
    </style:style>
    <style:style style:name="P115" style:family="paragraph" style:parent-style-name="Standard">
      <style:text-properties style:text-position="0% 100%" style:font-name="Liberation Sans1" fo:font-size="10pt" fo:language="en" fo:country="US" officeooo:rsid="001d2303" officeooo:paragraph-rsid="0134119b" fo:background-color="#ffffd7" style:font-size-asian="10pt" style:font-size-complex="10pt"/>
    </style:style>
    <style:style style:name="P116" style:family="paragraph" style:parent-style-name="Standard">
      <style:text-properties style:text-position="0% 100%" style:font-name="Liberation Sans1" fo:font-size="10pt" fo:language="en" fo:country="US" officeooo:rsid="001d2303" fo:background-color="#ffffd7" style:font-size-asian="10pt" style:font-size-complex="10pt"/>
    </style:style>
    <style:style style:name="P117" style:family="paragraph" style:parent-style-name="Standard">
      <style:text-properties style:text-position="0% 100%" style:font-name="Liberation Sans1" fo:font-size="10pt" fo:language="en" fo:country="US" officeooo:rsid="001d2303" officeooo:paragraph-rsid="0060739a" fo:background-color="#ffffd7" style:font-size-asian="10pt" style:font-size-complex="10pt"/>
    </style:style>
    <style:style style:name="P118" style:family="paragraph" style:parent-style-name="Standard">
      <style:text-properties style:text-position="0% 100%" style:font-name="Liberation Sans1" fo:font-size="10pt" fo:language="en" fo:country="US" officeooo:rsid="001d2303" officeooo:paragraph-rsid="0032f0e7" fo:background-color="#ffffd7" style:font-size-asian="10pt" style:font-size-complex="10pt"/>
    </style:style>
    <style:style style:name="P119" style:family="paragraph" style:parent-style-name="Standard">
      <style:text-properties style:text-position="0% 100%" style:font-name="Liberation Sans1" fo:font-size="10pt" fo:language="en" fo:country="US" officeooo:rsid="001d2303" officeooo:paragraph-rsid="01086f43" fo:background-color="#ffffd7" style:font-size-asian="10pt" style:font-size-complex="10pt"/>
    </style:style>
    <style:style style:name="P120" style:family="paragraph" style:parent-style-name="Standard">
      <style:text-properties style:text-position="0% 100%" style:font-name="Liberation Sans1" fo:font-size="10pt" fo:language="en" fo:country="US" officeooo:rsid="001d2303" officeooo:paragraph-rsid="0130ea1f" fo:background-color="#ffffd7" style:font-size-asian="10pt" style:font-size-complex="10pt"/>
    </style:style>
    <style:style style:name="P121" style:family="paragraph" style:parent-style-name="Standard">
      <style:text-properties style:text-position="0% 100%" style:font-name="Liberation Sans1" fo:font-size="10pt" fo:language="en" fo:country="US" officeooo:rsid="001d2303" officeooo:paragraph-rsid="016e17e7" fo:background-color="#ffffd7" style:font-size-asian="10pt" style:font-size-complex="10pt"/>
    </style:style>
    <style:style style:name="P122" style:family="paragraph" style:parent-style-name="Standard">
      <style:text-properties style:text-position="0% 100%" style:font-name="Liberation Sans1" fo:font-size="10pt" fo:language="en" fo:country="US" officeooo:rsid="001129a8" officeooo:paragraph-rsid="01086f43" fo:background-color="#ffffd7" style:font-size-asian="10pt" style:font-size-complex="10pt"/>
    </style:style>
    <style:style style:name="P123" style:family="paragraph" style:parent-style-name="Standard">
      <style:text-properties style:text-position="0% 100%" style:font-name="Liberation Sans1" fo:font-size="10pt" fo:language="en" fo:country="US" officeooo:rsid="001129a8" officeooo:paragraph-rsid="00abf6a3" fo:background-color="#ffffd7" style:font-size-asian="10pt" style:font-size-complex="10pt"/>
    </style:style>
    <style:style style:name="P124" style:family="paragraph" style:parent-style-name="Standard">
      <style:text-properties style:text-position="0% 100%" style:font-name="Liberation Sans1" fo:font-size="10pt" fo:language="en" fo:country="US" officeooo:rsid="001129a8" officeooo:paragraph-rsid="001129a8" fo:background-color="#ffffd7" style:font-size-asian="10pt" style:font-size-complex="10pt"/>
    </style:style>
    <style:style style:name="P125" style:family="paragraph" style:parent-style-name="Standard">
      <style:text-properties style:text-position="0% 100%" style:font-name="Liberation Sans1" fo:font-size="10pt" fo:language="en" fo:country="US" officeooo:rsid="001129a8" officeooo:paragraph-rsid="0134119b" fo:background-color="#ffffd7" style:font-size-asian="10pt" style:font-size-complex="10pt"/>
    </style:style>
    <style:style style:name="P126" style:family="paragraph" style:parent-style-name="Standard">
      <style:text-properties style:text-position="0% 100%" style:font-name="Liberation Sans1" fo:font-size="10pt" fo:language="en" fo:country="US" officeooo:rsid="001129a8" officeooo:paragraph-rsid="0100c081" fo:background-color="#ffffd7" style:font-size-asian="10pt" style:font-size-complex="10pt"/>
    </style:style>
    <style:style style:name="P127" style:family="paragraph" style:parent-style-name="Standard">
      <style:text-properties style:text-position="0% 100%" style:font-name="Liberation Sans1" fo:font-size="10pt" fo:language="en" fo:country="US" officeooo:rsid="001129a8" officeooo:paragraph-rsid="0060739a" fo:background-color="#ffffd7" style:font-size-asian="10pt" style:font-size-complex="10pt"/>
    </style:style>
    <style:style style:name="P128" style:family="paragraph" style:parent-style-name="Standard">
      <style:text-properties style:text-position="0% 100%" style:font-name="Liberation Sans1" fo:font-size="10pt" fo:language="en" fo:country="US" officeooo:rsid="001129a8" officeooo:paragraph-rsid="0130ea1f" fo:background-color="#ffffd7" style:font-size-asian="10pt" style:font-size-complex="10pt"/>
    </style:style>
    <style:style style:name="P129" style:family="paragraph" style:parent-style-name="Standard">
      <style:text-properties style:text-position="0% 100%" style:font-name="Liberation Sans1" fo:font-size="10pt" fo:language="en" fo:country="US" officeooo:rsid="00a24691" officeooo:paragraph-rsid="00abf6a3" fo:background-color="#ffffd7" style:font-size-asian="10pt" style:font-size-complex="10pt"/>
    </style:style>
    <style:style style:name="P130" style:family="paragraph" style:parent-style-name="Standard">
      <style:text-properties style:text-position="0% 100%" style:font-name="Liberation Sans1" fo:font-size="10pt" fo:language="en" fo:country="US" officeooo:rsid="00a24691" officeooo:paragraph-rsid="0130ea1f" fo:background-color="#ffffd7" style:font-size-asian="10pt" style:font-size-complex="10pt"/>
    </style:style>
    <style:style style:name="P131" style:family="paragraph" style:parent-style-name="Standard">
      <style:text-properties style:text-position="0% 100%" style:font-name="Liberation Sans1" fo:font-size="10pt" fo:language="en" fo:country="US" officeooo:rsid="0072a058" fo:background-color="#ffffd7" style:font-size-asian="10pt" style:font-size-complex="10pt"/>
    </style:style>
    <style:style style:name="P132" style:family="paragraph" style:parent-style-name="Standard">
      <style:text-properties style:text-position="0% 100%" style:font-name="Liberation Sans1" fo:font-size="10pt" fo:language="en" fo:country="US" officeooo:rsid="0139ad5f" officeooo:paragraph-rsid="0139ad5f" fo:background-color="#ffffd7" style:font-size-asian="10pt" style:font-size-complex="10pt"/>
    </style:style>
    <style:style style:name="P133" style:family="paragraph" style:parent-style-name="Standard">
      <style:text-properties style:text-position="0% 100%" style:font-name="Liberation Sans1" fo:font-size="10pt" fo:language="en" fo:country="US" fo:font-weight="bold" officeooo:rsid="014f4f46" officeooo:paragraph-rsid="014f4f46" fo:background-color="#ffffd7" style:font-size-asian="10pt" style:font-weight-asian="bold" style:font-size-complex="10pt" style:font-weight-complex="bold"/>
    </style:style>
    <style:style style:name="P134" style:family="paragraph" style:parent-style-name="Standard">
      <style:text-properties style:text-position="0% 100%" style:font-name="Liberation Sans1" fo:font-size="10pt" fo:language="en" fo:country="US" fo:font-weight="bold" officeooo:rsid="0139ad5f" officeooo:paragraph-rsid="013bf727" fo:background-color="#ffffd7" style:font-size-asian="10pt" style:font-weight-asian="bold" style:font-size-complex="10pt" style:font-weight-complex="bold"/>
    </style:style>
    <style:style style:name="P135" style:family="paragraph" style:parent-style-name="Standard">
      <style:text-properties style:text-position="0% 100%" style:font-name="Liberation Sans1" fo:font-size="10pt" officeooo:rsid="00ec19a8" officeooo:paragraph-rsid="00ec19a8" style:font-size-asian="10pt" style:font-size-complex="10pt"/>
    </style:style>
    <style:style style:name="P136" style:family="paragraph" style:parent-style-name="Standard">
      <style:text-properties style:text-position="0% 100%" style:font-name="Liberation Sans1" fo:font-size="10pt" officeooo:rsid="00ea2c8e" officeooo:paragraph-rsid="00ea2c8e" style:font-size-asian="10pt" style:font-size-complex="10pt"/>
    </style:style>
    <style:style style:name="P137" style:family="paragraph" style:parent-style-name="Standard">
      <style:text-properties style:text-position="0% 100%" style:font-name="Liberation Sans1" fo:font-size="10pt" officeooo:rsid="013d1165" officeooo:paragraph-rsid="013d1165" style:font-size-asian="10pt" style:font-size-complex="10pt"/>
    </style:style>
    <style:style style:name="P138" style:family="paragraph" style:parent-style-name="Standard">
      <style:text-properties style:text-position="0% 100%" style:font-name="Liberation Sans1" fo:font-size="10pt" fo:font-weight="normal" officeooo:rsid="013d1165" officeooo:paragraph-rsid="013d1165" style:font-size-asian="10pt" style:font-weight-asian="normal" style:font-size-complex="10pt" style:font-weight-complex="normal"/>
    </style:style>
    <style:style style:name="P139" style:family="paragraph" style:parent-style-name="Standard">
      <style:text-properties style:text-position="0% 100%" style:font-name="Liberation Sans1" fo:font-size="10pt" fo:font-weight="normal" officeooo:rsid="013d1165" officeooo:paragraph-rsid="013d689d" style:font-size-asian="10pt" style:font-weight-asian="normal" style:font-size-complex="10pt" style:font-weight-complex="normal"/>
    </style:style>
    <style:style style:name="P140" style:family="paragraph" style:parent-style-name="Standard">
      <style:text-properties style:text-position="0% 100%" style:font-name="Liberation Sans1" fo:font-size="10pt" fo:font-weight="normal" officeooo:rsid="013d689d" officeooo:paragraph-rsid="013d689d" style:font-size-asian="10pt" style:font-weight-asian="normal" style:font-size-complex="10pt" style:font-weight-complex="normal"/>
    </style:style>
    <style:style style:name="P141" style:family="paragraph" style:parent-style-name="Standard">
      <style:text-properties style:text-position="0% 100%" style:font-name="Liberation Sans1" fo:font-size="10pt" fo:font-weight="normal" officeooo:rsid="013d689d" officeooo:paragraph-rsid="017eb0b1" style:font-size-asian="10pt" style:font-weight-asian="normal" style:font-size-complex="10pt" style:font-weight-complex="normal"/>
    </style:style>
    <style:style style:name="P142" style:family="paragraph" style:parent-style-name="Standard">
      <style:text-properties style:text-position="0% 100%" style:font-name="Liberation Sans1" fo:font-size="10pt" fo:font-weight="normal" officeooo:rsid="00ea2c8e" officeooo:paragraph-rsid="013e0316" style:font-size-asian="10pt" style:font-weight-asian="normal" style:font-size-complex="10pt" style:font-weight-complex="normal"/>
    </style:style>
    <style:style style:name="P143" style:family="paragraph" style:parent-style-name="Standard">
      <style:text-properties style:text-position="0% 100%" style:font-name="Liberation Sans1" fo:font-size="10pt" fo:font-weight="normal" officeooo:rsid="00ea2c8e" officeooo:paragraph-rsid="00ea2c8e" style:font-size-asian="10pt" style:font-weight-asian="normal" style:font-size-complex="10pt" style:font-weight-complex="normal"/>
    </style:style>
    <style:style style:name="P144" style:family="paragraph" style:parent-style-name="Standard">
      <style:text-properties style:text-position="0% 100%" style:font-name="Liberation Sans1" fo:font-size="10pt" fo:font-weight="normal" officeooo:rsid="0154196b" officeooo:paragraph-rsid="0154196b" style:font-size-asian="10pt" style:font-weight-asian="normal" style:font-size-complex="10pt" style:font-weight-complex="normal"/>
    </style:style>
    <style:style style:name="P145" style:family="paragraph" style:parent-style-name="Standard">
      <style:text-properties style:text-position="0% 100%" style:font-name="Liberation Sans1" fo:font-size="10pt" fo:font-weight="normal" officeooo:rsid="013e0316" officeooo:paragraph-rsid="013e0316" style:font-size-asian="10pt" style:font-weight-asian="normal" style:font-size-complex="10pt" style:font-weight-complex="normal"/>
    </style:style>
    <style:style style:name="P146" style:family="paragraph" style:parent-style-name="Standard">
      <style:paragraph-properties fo:break-before="column"/>
      <style:text-properties fo:font-size="12pt" fo:language="en" fo:country="US" fo:font-weight="bold" officeooo:rsid="00766443" officeooo:paragraph-rsid="00d14837" style:font-size-asian="12pt" style:font-weight-asian="bold" style:font-size-complex="12pt" style:font-weight-complex="bold"/>
    </style:style>
    <style:style style:name="P147" style:family="paragraph" style:parent-style-name="Standard">
      <style:text-properties fo:language="en" fo:country="US" officeooo:rsid="012eb4e9" officeooo:paragraph-rsid="012eb4e9"/>
    </style:style>
    <style:style style:name="P148" style:family="paragraph" style:parent-style-name="Standard">
      <style:text-properties fo:language="en" fo:country="US" officeooo:rsid="012eb4e9" officeooo:paragraph-rsid="014903bd"/>
    </style:style>
    <style:style style:name="P149" style:family="paragraph" style:parent-style-name="Standard">
      <style:text-properties fo:language="en" fo:country="US" fo:font-style="normal" officeooo:paragraph-rsid="016e6d00" fo:background-color="#ffffd7" style:font-style-asian="normal" style:font-style-complex="normal"/>
    </style:style>
    <style:style style:name="P150" style:family="paragraph" style:parent-style-name="Standard">
      <style:text-properties style:text-position="sub 58%" style:font-name="Liberation Sans1" fo:font-size="10pt" fo:language="en" fo:country="US" officeooo:rsid="00fbbd8e" officeooo:paragraph-rsid="013d1165" style:font-size-asian="10pt" style:font-size-complex="10pt"/>
    </style:style>
    <style:style style:name="P151" style:family="paragraph" style:parent-style-name="Standard">
      <style:text-properties style:text-position="sub 58%" style:font-name="Liberation Sans1" fo:font-size="10pt" fo:language="en" fo:country="US" officeooo:rsid="001129a8" officeooo:paragraph-rsid="00344165" fo:background-color="#ffffd7" style:font-size-asian="10pt" style:font-size-complex="10pt"/>
    </style:style>
    <style:style style:name="P152" style:family="paragraph" style:parent-style-name="Standard">
      <style:text-properties fo:background-color="#ffffd7"/>
    </style:style>
    <style:style style:name="P153" style:family="paragraph" style:parent-style-name="Standard">
      <style:text-properties officeooo:paragraph-rsid="01366997" fo:background-color="#ffffd7"/>
    </style:style>
    <style:style style:name="P154" style:family="paragraph" style:parent-style-name="Standard">
      <style:text-properties officeooo:paragraph-rsid="005c1065" fo:background-color="#ffffd7"/>
    </style:style>
    <style:style style:name="P155" style:family="paragraph" style:parent-style-name="Standard">
      <style:text-properties officeooo:paragraph-rsid="01248f82" fo:background-color="#ffffd7"/>
    </style:style>
    <style:style style:name="P156" style:family="paragraph" style:parent-style-name="Standard">
      <style:text-properties officeooo:paragraph-rsid="01151b17" fo:background-color="#ffffd7"/>
    </style:style>
    <style:style style:name="P157" style:family="paragraph" style:parent-style-name="Standard">
      <style:text-properties officeooo:paragraph-rsid="0099a6c3" fo:background-color="#ffffd7"/>
    </style:style>
    <style:style style:name="P158" style:family="paragraph" style:parent-style-name="Standard">
      <style:text-properties officeooo:paragraph-rsid="017d068f"/>
    </style:style>
    <style:style style:name="P159" style:family="paragraph" style:parent-style-name="Standard">
      <style:text-properties fo:language="en" fo:country="US" officeooo:rsid="012eb4e9" officeooo:paragraph-rsid="012eb4e9"/>
    </style:style>
    <style:style style:name="P160" style:family="paragraph" style:parent-style-name="Standard">
      <style:text-properties fo:language="en" fo:country="US" officeooo:rsid="012ed03c" officeooo:paragraph-rsid="017eb0b1"/>
    </style:style>
    <style:style style:name="P161" style:family="paragraph" style:parent-style-name="Standard">
      <style:text-properties fo:language="en" fo:country="US" officeooo:rsid="01874602" officeooo:paragraph-rsid="01874602"/>
    </style:style>
    <style:style style:name="P162" style:family="paragraph" style:parent-style-name="Standard">
      <style:text-properties style:font-name="Liberation Sans1" fo:font-size="12pt" fo:language="en" fo:country="US" fo:font-weight="bold" officeooo:paragraph-rsid="00510c20" style:font-size-asian="12pt" style:font-weight-asian="bold" style:font-size-complex="12pt" style:font-weight-complex="bold"/>
    </style:style>
    <style:style style:name="P163" style:family="paragraph" style:parent-style-name="Standard">
      <style:text-properties style:text-position="0% 100%" style:font-name="Liberation Sans1" fo:font-size="10pt" fo:language="en" fo:country="US" fo:font-weight="normal" officeooo:rsid="00938b8a" officeooo:paragraph-rsid="0103cf83" style:font-size-asian="10pt" style:font-weight-asian="normal" style:font-size-complex="10pt" style:font-weight-complex="normal"/>
    </style:style>
    <style:style style:name="P164" style:family="paragraph" style:parent-style-name="Standard" style:master-page-name="">
      <style:paragraph-properties style:page-number="auto" fo:break-before="column"/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normal" officeooo:rsid="001c5ad4" style:font-weight-asian="normal" style:font-weight-complex="normal"/>
    </style:style>
    <style:style style:name="T3" style:family="text">
      <style:text-properties style:text-position="0% 100%" fo:font-weight="normal" officeooo:rsid="00b21ada" style:font-weight-asian="normal" style:font-weight-complex="normal"/>
    </style:style>
    <style:style style:name="T4" style:family="text">
      <style:text-properties style:text-position="0% 100%" fo:font-weight="normal" officeooo:rsid="00ba84d9" style:font-weight-asian="normal" style:font-weight-complex="normal"/>
    </style:style>
    <style:style style:name="T5" style:family="text">
      <style:text-properties style:text-position="0% 100%" fo:font-weight="normal" officeooo:rsid="00c6c305" style:font-weight-asian="normal" style:font-weight-complex="normal"/>
    </style:style>
    <style:style style:name="T6" style:family="text">
      <style:text-properties style:text-position="0% 100%" fo:font-weight="normal" officeooo:rsid="0129897a" style:font-weight-asian="normal" style:font-weight-complex="normal"/>
    </style:style>
    <style:style style:name="T7" style:family="text">
      <style:text-properties style:text-position="0% 100%" fo:font-weight="normal" officeooo:rsid="01366997" style:font-weight-asian="normal" style:font-weight-complex="normal"/>
    </style:style>
    <style:style style:name="T8" style:family="text">
      <style:text-properties style:text-position="0% 100%" fo:font-weight="normal" officeooo:rsid="016e17e7" style:font-weight-asian="normal" style:font-weight-complex="normal"/>
    </style:style>
    <style:style style:name="T9" style:family="text">
      <style:text-properties style:text-position="0% 100%" officeooo:rsid="00114b91"/>
    </style:style>
    <style:style style:name="T10" style:family="text">
      <style:text-properties style:text-position="0% 100%" officeooo:rsid="001d2303"/>
    </style:style>
    <style:style style:name="T11" style:family="text">
      <style:text-properties style:text-position="0% 100%" officeooo:rsid="00135142"/>
    </style:style>
    <style:style style:name="T12" style:family="text">
      <style:text-properties style:text-position="0% 100%" fo:font-weight="bold" style:font-weight-asian="bold" style:font-weight-complex="bold"/>
    </style:style>
    <style:style style:name="T13" style:family="text">
      <style:text-properties style:text-position="0% 100%" fo:font-weight="bold" fo:background-color="#ffffd7" loext:char-shading-value="0" style:font-weight-asian="bold" style:font-weight-complex="bold"/>
    </style:style>
    <style:style style:name="T14" style:family="text">
      <style:text-properties style:text-position="0% 100%" fo:font-weight="bold" officeooo:rsid="001c5ad4" fo:background-color="#ffffd7" loext:char-shading-value="0" style:font-weight-asian="bold" style:font-weight-complex="bold"/>
    </style:style>
    <style:style style:name="T15" style:family="text">
      <style:text-properties style:text-position="0% 100%" fo:font-weight="bold" officeooo:rsid="0103cf83" fo:background-color="#ffffd7" loext:char-shading-value="0" style:font-weight-asian="bold" style:font-weight-complex="bold"/>
    </style:style>
    <style:style style:name="T16" style:family="text">
      <style:text-properties style:text-position="0% 100%" fo:font-weight="bold" officeooo:rsid="000fe0a6" fo:background-color="#ffffd7" loext:char-shading-value="0" style:font-weight-asian="bold" style:font-weight-complex="bold"/>
    </style:style>
    <style:style style:name="T17" style:family="text">
      <style:text-properties style:text-position="0% 100%" fo:font-weight="bold" officeooo:rsid="0077fd05" fo:background-color="#ffffd7" loext:char-shading-value="0" style:font-weight-asian="bold" style:font-weight-complex="bold"/>
    </style:style>
    <style:style style:name="T18" style:family="text">
      <style:text-properties style:text-position="0% 100%" fo:font-weight="bold" officeooo:rsid="0072e30b" fo:background-color="#ffffd7" loext:char-shading-value="0" style:font-weight-asian="bold" style:font-weight-complex="bold"/>
    </style:style>
    <style:style style:name="T19" style:family="text">
      <style:text-properties style:text-position="0% 100%" officeooo:rsid="004dcd95"/>
    </style:style>
    <style:style style:name="T20" style:family="text">
      <style:text-properties style:text-position="0% 100%" officeooo:rsid="00629f5b"/>
    </style:style>
    <style:style style:name="T21" style:family="text">
      <style:text-properties style:text-position="0% 100%" style:font-name="Liberation Sans1" fo:font-size="10pt" style:font-size-asian="10pt" style:font-size-complex="10pt"/>
    </style:style>
    <style:style style:name="T22" style:family="text">
      <style:text-properties style:text-position="0% 100%" style:font-name="Liberation Sans1" fo:font-size="10pt" officeooo:rsid="001e9fb4" style:font-size-asian="10pt" style:font-size-complex="10pt"/>
    </style:style>
    <style:style style:name="T23" style:family="text">
      <style:text-properties style:text-position="0% 100%" style:font-name="Liberation Sans1" fo:font-size="10pt" officeooo:rsid="00114b91" style:font-size-asian="10pt" style:font-size-complex="10pt"/>
    </style:style>
    <style:style style:name="T24" style:family="text">
      <style:text-properties style:text-position="0% 100%" style:font-name="Liberation Sans1" fo:font-size="10pt" officeooo:rsid="00629f5b" style:font-size-asian="10pt" style:font-size-complex="10pt"/>
    </style:style>
    <style:style style:name="T25" style:family="text">
      <style:text-properties style:text-position="0% 100%" style:font-name="Liberation Sans1" fo:font-size="10pt" officeooo:rsid="0153b157" style:font-size-asian="10pt" style:font-size-complex="10pt"/>
    </style:style>
    <style:style style:name="T26" style:family="text">
      <style:text-properties style:text-position="0% 100%" style:font-name="Liberation Sans1" fo:font-size="10pt" officeooo:rsid="01555488" style:font-size-asian="10pt" style:font-size-complex="10pt"/>
    </style:style>
    <style:style style:name="T27" style:family="text">
      <style:text-properties style:text-position="0% 100%" style:font-name="Liberation Sans1" fo:font-size="10pt" officeooo:rsid="015d430e" style:font-size-asian="10pt" style:font-size-complex="10pt"/>
    </style:style>
    <style:style style:name="T28" style:family="text">
      <style:text-properties style:text-position="0% 100%" style:font-name="Liberation Sans1" fo:font-size="10pt" officeooo:rsid="016e17e7" style:font-size-asian="10pt" style:font-size-complex="10pt"/>
    </style:style>
    <style:style style:name="T29" style:family="text">
      <style:text-properties style:text-position="0% 100%" style:font-name="Liberation Sans1" fo:font-size="10pt" officeooo:rsid="01707387" style:font-size-asian="10pt" style:font-size-complex="10pt"/>
    </style:style>
    <style:style style:name="T30" style:family="text">
      <style:text-properties style:text-position="0% 100%" style:font-name="Liberation Sans1" fo:font-size="10pt" fo:font-weight="normal" officeooo:rsid="001e9fb4" style:font-size-asian="10pt" style:font-weight-asian="normal" style:font-size-complex="10pt" style:font-weight-complex="normal"/>
    </style:style>
    <style:style style:name="T31" style:family="text">
      <style:text-properties style:text-position="0% 100%" style:font-name="Liberation Sans1" fo:font-size="10pt" fo:font-weight="normal" officeooo:rsid="0163d069" style:font-size-asian="10pt" style:font-weight-asian="normal" style:font-size-complex="10pt" style:font-weight-complex="normal"/>
    </style:style>
    <style:style style:name="T32" style:family="text">
      <style:text-properties style:text-position="0% 100%" style:font-name="Liberation Sans1" fo:font-size="10pt" fo:font-weight="normal" officeooo:rsid="016e17e7" style:font-size-asian="10pt" style:font-weight-asian="normal" style:font-size-complex="10pt" style:font-weight-complex="normal"/>
    </style:style>
    <style:style style:name="T33" style:family="text">
      <style:text-properties style:text-position="0% 100%" style:font-name="Liberation Sans1" fo:font-size="10pt" fo:font-weight="normal" officeooo:rsid="014c70bc" style:font-size-asian="10pt" style:font-weight-asian="normal" style:font-size-complex="10pt" style:font-weight-complex="normal"/>
    </style:style>
    <style:style style:name="T34" style:family="text">
      <style:text-properties style:text-position="0% 100%" style:font-name="Liberation Sans1" fo:font-size="10pt" fo:font-weight="normal" officeooo:rsid="00114b91" style:font-size-asian="10pt" style:font-weight-asian="normal" style:font-size-complex="10pt" style:font-weight-complex="normal"/>
    </style:style>
    <style:style style:name="T35" style:family="text">
      <style:text-properties style:text-position="0% 100%" style:font-name="Liberation Sans1" fo:font-size="10pt" fo:font-weight="normal" officeooo:rsid="01555488" style:font-size-asian="10pt" style:font-weight-asian="normal" style:font-size-complex="10pt" style:font-weight-complex="normal"/>
    </style:style>
    <style:style style:name="T36" style:family="text">
      <style:text-properties style:text-position="0% 100%" style:font-name="Liberation Sans1" fo:font-size="10pt" fo:language="en" fo:country="US" fo:font-weight="normal" officeooo:rsid="001d2303" style:font-size-asian="10pt" style:font-weight-asian="normal" style:font-size-complex="10pt" style:font-weight-complex="normal"/>
    </style:style>
    <style:style style:name="T37" style:family="text">
      <style:text-properties style:text-position="0% 100%" style:font-name="Liberation Sans1" fo:font-size="10pt" fo:language="en" fo:country="US" fo:font-weight="normal" officeooo:rsid="0129897a" style:font-size-asian="10pt" style:font-weight-asian="normal" style:font-size-complex="10pt" style:font-weight-complex="normal"/>
    </style:style>
    <style:style style:name="T38" style:family="text">
      <style:text-properties style:text-position="0% 100%" style:font-name="Liberation Sans1" fo:font-size="10pt" fo:language="en" fo:country="US" officeooo:rsid="0011f110" style:font-size-asian="10pt" style:font-size-complex="10pt"/>
    </style:style>
    <style:style style:name="T39" style:family="text">
      <style:text-properties style:text-position="0% 100%" style:font-name="Liberation Sans1" fo:font-size="10pt" fo:language="en" fo:country="US" officeooo:rsid="00114b91" style:font-size-asian="10pt" style:font-size-complex="10pt"/>
    </style:style>
    <style:style style:name="T40" style:family="text">
      <style:text-properties style:text-position="0% 100%" style:font-name="Liberation Sans1" fo:font-size="10pt" fo:language="en" fo:country="US" officeooo:rsid="007463c0" style:font-size-asian="10pt" style:font-size-complex="10pt"/>
    </style:style>
    <style:style style:name="T41" style:family="text">
      <style:text-properties style:text-position="0% 100%" style:font-name="Liberation Sans1" fo:font-size="10pt" fo:language="en" fo:country="US" officeooo:rsid="01248f82" style:font-size-asian="10pt" style:font-size-complex="10pt"/>
    </style:style>
    <style:style style:name="T42" style:family="text">
      <style:text-properties style:text-position="0% 100%" style:font-name="Liberation Sans1" fo:font-size="10pt" fo:language="en" fo:country="US" officeooo:rsid="012aca50" style:font-size-asian="10pt" style:font-size-complex="10pt"/>
    </style:style>
    <style:style style:name="T43" style:family="text">
      <style:text-properties style:text-position="0% 100%" style:font-name="Liberation Sans1" fo:font-size="10pt" fo:language="en" fo:country="US" officeooo:rsid="012c74f0" style:font-size-asian="10pt" style:font-size-complex="10pt"/>
    </style:style>
    <style:style style:name="T44" style:family="text">
      <style:text-properties style:text-position="0% 100%" style:font-name="Liberation Sans1" fo:font-size="10pt" fo:language="en" fo:country="US" officeooo:rsid="01340ac9" style:font-size-asian="10pt" style:font-size-complex="10pt"/>
    </style:style>
    <style:style style:name="T45" style:family="text">
      <style:text-properties style:text-position="0% 100%" style:font-name="Liberation Sans1" fo:font-size="10pt" officeooo:rsid="014903bd" style:font-name-asian="Noto Sans CJK SC Regular" style:font-size-asian="10pt" style:font-name-complex="FreeSans2" style:font-size-complex="10pt"/>
    </style:style>
    <style:style style:name="T46" style:family="text">
      <style:text-properties style:text-position="0% 100%" style:font-name="Liberation Sans1" fo:font-size="10pt" officeooo:rsid="012e4e51" style:font-name-asian="Noto Sans CJK SC Regular" style:font-size-asian="10pt" style:font-name-complex="FreeSans2" style:font-size-complex="10pt"/>
    </style:style>
    <style:style style:name="T47" style:family="text">
      <style:text-properties style:text-position="0% 100%" style:font-name="Liberation Sans1" fo:font-size="10pt" officeooo:rsid="01826859" style:font-name-asian="Noto Sans CJK SC Regular" style:font-size-asian="10pt" style:font-name-complex="FreeSans2" style:font-size-complex="10pt"/>
    </style:style>
    <style:style style:name="T48" style:family="text">
      <style:text-properties style:text-position="0% 100%" style:font-name="Liberation Sans1" fo:font-size="10pt" officeooo:rsid="016ebf2e" fo:background-color="#dde8cb" loext:char-shading-value="0" style:font-name-asian="Noto Sans CJK SC Regular" style:font-size-asian="10pt" style:font-name-complex="FreeSans2" style:font-size-complex="10pt"/>
    </style:style>
    <style:style style:name="T49" style:family="text">
      <style:text-properties style:text-position="0% 100%" officeooo:rsid="001e9fb4"/>
    </style:style>
    <style:style style:name="T50" style:family="text">
      <style:text-properties style:text-position="0% 100%" officeooo:rsid="0112266d"/>
    </style:style>
    <style:style style:name="T51" style:family="text">
      <style:text-properties style:text-position="0% 100%" officeooo:rsid="01248f82"/>
    </style:style>
    <style:style style:name="T52" style:family="text">
      <style:text-properties style:text-position="0% 100%" officeooo:rsid="012c74f0"/>
    </style:style>
    <style:style style:name="T53" style:family="text">
      <style:text-properties style:text-position="0% 100%" officeooo:rsid="005c1065"/>
    </style:style>
    <style:style style:name="T54" style:family="text">
      <style:text-properties style:text-position="0% 100%" officeooo:rsid="006381b9"/>
    </style:style>
    <style:style style:name="T55" style:family="text">
      <style:text-properties style:text-position="0% 100%" officeooo:rsid="00c754ba"/>
    </style:style>
    <style:style style:name="T56" style:family="text">
      <style:text-properties style:text-position="0% 100%" fo:font-size="10pt" fo:font-weight="normal" style:font-size-asian="10pt" style:font-weight-asian="normal" style:font-size-complex="10pt" style:font-weight-complex="normal"/>
    </style:style>
    <style:style style:name="T57" style:family="text">
      <style:text-properties style:text-position="0% 100%" fo:font-size="10pt" fo:font-weight="normal" officeooo:rsid="0142ad15" style:font-size-asian="10pt" style:font-weight-asian="normal" style:font-size-complex="10pt" style:font-weight-complex="normal"/>
    </style:style>
    <style:style style:name="T58" style:family="text">
      <style:text-properties style:text-position="0% 100%" officeooo:rsid="014903bd" style:font-name-asian="Noto Sans CJK SC Regular" style:font-name-complex="FreeSans2"/>
    </style:style>
    <style:style style:name="T59" style:family="text">
      <style:text-properties style:text-position="0% 100%" officeooo:rsid="012e4e51" style:font-name-asian="Noto Sans CJK SC Regular" style:font-name-complex="FreeSans2"/>
    </style:style>
    <style:style style:name="T60" style:family="text">
      <style:text-properties style:text-position="0% 100%" officeooo:rsid="013d689d"/>
    </style:style>
    <style:style style:name="T61" style:family="text">
      <style:text-properties style:text-position="0% 100%" fo:background-color="#ffffd7" loext:char-shading-value="0"/>
    </style:style>
    <style:style style:name="T62" style:family="text">
      <style:text-properties style:text-position="0% 100%" officeooo:rsid="001c5ad4" fo:background-color="#ffffd7" loext:char-shading-value="0"/>
    </style:style>
    <style:style style:name="T63" style:family="text">
      <style:text-properties style:text-position="0% 100%" officeooo:rsid="0103cf83" fo:background-color="#ffffd7" loext:char-shading-value="0"/>
    </style:style>
    <style:style style:name="T64" style:family="text">
      <style:text-properties style:text-position="0% 100%" officeooo:rsid="000fe0a6" fo:background-color="#ffffd7" loext:char-shading-value="0"/>
    </style:style>
    <style:style style:name="T65" style:family="text">
      <style:text-properties style:text-position="0% 100%" officeooo:rsid="0077fd05" fo:background-color="#ffffd7" loext:char-shading-value="0"/>
    </style:style>
    <style:style style:name="T66" style:family="text">
      <style:text-properties style:text-position="0% 100%" officeooo:rsid="0072e30b" fo:background-color="#ffffd7" loext:char-shading-value="0"/>
    </style:style>
    <style:style style:name="T67" style:family="text">
      <style:text-properties style:text-position="0% 100%" officeooo:rsid="004dcd95" fo:background-color="#ffffd7" loext:char-shading-value="0"/>
    </style:style>
    <style:style style:name="T68" style:family="text">
      <style:text-properties style:text-position="0% 100%" officeooo:rsid="00629f5b" fo:background-color="#ffffd7" loext:char-shading-value="0"/>
    </style:style>
    <style:style style:name="T69" style:family="text">
      <style:text-properties style:text-position="0% 100%" officeooo:rsid="016d9c7e" fo:background-color="#dde8cb" loext:char-shading-value="0" style:font-name-asian="Noto Sans CJK SC Regular" style:font-name-complex="FreeSans2"/>
    </style:style>
    <style:style style:name="T70" style:family="text">
      <style:text-properties style:text-position="0% 100%" officeooo:rsid="012e4e51"/>
    </style:style>
    <style:style style:name="T71" style:family="text">
      <style:text-properties style:text-position="sub 58%"/>
    </style:style>
    <style:style style:name="T72" style:family="text">
      <style:text-properties style:text-position="sub 58%" fo:font-weight="normal" officeooo:rsid="001c5ad4" style:font-weight-asian="normal" style:font-weight-complex="normal"/>
    </style:style>
    <style:style style:name="T73" style:family="text">
      <style:text-properties style:text-position="sub 58%" fo:font-weight="normal" officeooo:rsid="00332b0b" style:font-weight-asian="normal" style:font-weight-complex="normal"/>
    </style:style>
    <style:style style:name="T74" style:family="text">
      <style:text-properties style:text-position="sub 58%" fo:font-weight="normal" officeooo:rsid="001de981" style:font-weight-asian="normal" style:font-weight-complex="normal"/>
    </style:style>
    <style:style style:name="T75" style:family="text">
      <style:text-properties style:text-position="sub 58%" fo:font-weight="normal" officeooo:rsid="00b21ada" style:font-weight-asian="normal" style:font-weight-complex="normal"/>
    </style:style>
    <style:style style:name="T76" style:family="text">
      <style:text-properties style:text-position="sub 58%" fo:font-weight="normal" officeooo:rsid="00bb33a0" style:font-weight-asian="normal" style:font-weight-complex="normal"/>
    </style:style>
    <style:style style:name="T77" style:family="text">
      <style:text-properties style:text-position="sub 58%" fo:font-weight="normal" officeooo:rsid="00c6c305" style:font-weight-asian="normal" style:font-weight-complex="normal"/>
    </style:style>
    <style:style style:name="T78" style:family="text">
      <style:text-properties style:text-position="sub 58%" fo:font-weight="normal" officeooo:rsid="01015508" style:font-weight-asian="normal" style:font-weight-complex="normal"/>
    </style:style>
    <style:style style:name="T79" style:family="text">
      <style:text-properties style:text-position="sub 58%" fo:font-weight="normal" officeooo:rsid="0056cf35" style:font-weight-asian="normal" style:font-weight-complex="normal"/>
    </style:style>
    <style:style style:name="T80" style:family="text">
      <style:text-properties style:text-position="sub 58%" fo:font-weight="normal" officeooo:rsid="005b1887" style:font-weight-asian="normal" style:font-weight-complex="normal"/>
    </style:style>
    <style:style style:name="T81" style:family="text">
      <style:text-properties style:text-position="sub 58%" fo:font-weight="normal" officeooo:rsid="0129897a" style:font-weight-asian="normal" style:font-weight-complex="normal"/>
    </style:style>
    <style:style style:name="T82" style:family="text">
      <style:text-properties style:text-position="sub 58%" fo:font-weight="normal" officeooo:rsid="01366997" style:font-weight-asian="normal" style:font-weight-complex="normal"/>
    </style:style>
    <style:style style:name="T83" style:family="text">
      <style:text-properties style:text-position="sub 58%" fo:font-weight="normal" officeooo:rsid="00c754ba" style:font-weight-asian="normal" style:font-weight-complex="normal"/>
    </style:style>
    <style:style style:name="T84" style:family="text">
      <style:text-properties style:text-position="sub 58%" fo:font-weight="normal" officeooo:rsid="001129a8" style:font-weight-asian="normal" style:font-weight-complex="normal"/>
    </style:style>
    <style:style style:name="T85" style:family="text">
      <style:text-properties style:text-position="sub 58%" fo:font-weight="normal" officeooo:rsid="0060739a" style:font-weight-asian="normal" style:font-weight-complex="normal"/>
    </style:style>
    <style:style style:name="T86" style:family="text">
      <style:text-properties style:text-position="sub 58%" officeooo:rsid="00114b91"/>
    </style:style>
    <style:style style:name="T87" style:family="text">
      <style:text-properties style:text-position="sub 58%" officeooo:rsid="00135142"/>
    </style:style>
    <style:style style:name="T88" style:family="text">
      <style:text-properties style:text-position="sub 58%" officeooo:rsid="001e9fb4"/>
    </style:style>
    <style:style style:name="T89" style:family="text">
      <style:text-properties style:text-position="sub 58%" officeooo:rsid="001129a8"/>
    </style:style>
    <style:style style:name="T90" style:family="text">
      <style:text-properties style:text-position="sub 58%" officeooo:rsid="00332b0b"/>
    </style:style>
    <style:style style:name="T91" style:family="text">
      <style:text-properties style:text-position="sub 58%" officeooo:rsid="001c5ad4"/>
    </style:style>
    <style:style style:name="T92" style:family="text">
      <style:text-properties style:text-position="sub 58%" officeooo:rsid="00344165"/>
    </style:style>
    <style:style style:name="T93" style:family="text">
      <style:text-properties style:text-position="sub 58%" officeooo:rsid="0011f110"/>
    </style:style>
    <style:style style:name="T94" style:family="text">
      <style:text-properties style:text-position="sub 58%" officeooo:rsid="005b1887"/>
    </style:style>
    <style:style style:name="T95" style:family="text">
      <style:text-properties style:text-position="sub 58%" officeooo:rsid="005b5d22"/>
    </style:style>
    <style:style style:name="T96" style:family="text">
      <style:text-properties style:text-position="sub 58%" officeooo:rsid="005c1065"/>
    </style:style>
    <style:style style:name="T97" style:family="text">
      <style:text-properties style:text-position="sub 58%" officeooo:rsid="0060739a"/>
    </style:style>
    <style:style style:name="T98" style:family="text">
      <style:text-properties style:text-position="sub 58%" style:font-name="Liberation Sans1" fo:font-size="10pt" style:font-size-asian="10pt" style:font-size-complex="10pt"/>
    </style:style>
    <style:style style:name="T99" style:family="text">
      <style:text-properties style:text-position="sub 58%" style:font-name="Liberation Sans1" fo:font-size="10pt" officeooo:rsid="0060739a" style:font-size-asian="10pt" style:font-size-complex="10pt"/>
    </style:style>
    <style:style style:name="T100" style:family="text">
      <style:text-properties style:text-position="sub 58%" style:font-name="Liberation Sans1" fo:font-size="10pt" officeooo:rsid="015d430e" style:font-size-asian="10pt" style:font-size-complex="10pt"/>
    </style:style>
    <style:style style:name="T101" style:family="text">
      <style:text-properties style:text-position="sub 58%" style:font-name="Liberation Sans1" fo:font-size="10pt" officeooo:rsid="016e17e7" style:font-size-asian="10pt" style:font-size-complex="10pt"/>
    </style:style>
    <style:style style:name="T102" style:family="text">
      <style:text-properties style:text-position="sub 58%" style:font-name="Liberation Sans1" fo:font-size="10pt" officeooo:rsid="00987bcd" style:font-size-asian="8.75pt" style:font-size-complex="10pt"/>
    </style:style>
    <style:style style:name="T103" style:family="text">
      <style:text-properties style:text-position="sub 58%" style:font-name="Liberation Sans1" fo:font-size="10pt" fo:language="en" fo:country="US" fo:font-weight="normal" officeooo:rsid="0056cf35" style:font-size-asian="10pt" style:font-weight-asian="normal" style:font-size-complex="10pt" style:font-weight-complex="normal"/>
    </style:style>
    <style:style style:name="T104" style:family="text">
      <style:text-properties style:text-position="sub 58%" style:font-name="Liberation Sans1" fo:font-size="10pt" fo:language="en" fo:country="US" fo:font-weight="normal" officeooo:rsid="005b1887" style:font-size-asian="10pt" style:font-weight-asian="normal" style:font-size-complex="10pt" style:font-weight-complex="normal"/>
    </style:style>
    <style:style style:name="T105" style:family="text">
      <style:text-properties style:text-position="sub 58%" style:font-name="Liberation Sans1" fo:font-size="10pt" fo:language="en" fo:country="US" fo:font-weight="normal" officeooo:rsid="00844f6b" style:font-size-asian="10pt" style:font-weight-asian="normal" style:font-size-complex="10pt" style:font-weight-complex="normal"/>
    </style:style>
    <style:style style:name="T106" style:family="text">
      <style:text-properties style:text-position="sub 58%" style:font-name="Liberation Sans1" fo:font-size="10pt" fo:language="en" fo:country="US" fo:font-weight="normal" officeooo:rsid="0069ece3" style:font-size-asian="10pt" style:font-weight-asian="normal" style:font-size-complex="10pt" style:font-weight-complex="normal"/>
    </style:style>
    <style:style style:name="T107" style:family="text">
      <style:text-properties style:text-position="sub 58%" style:font-name="Liberation Sans1" fo:font-size="10pt" fo:language="en" fo:country="US" fo:font-weight="normal" officeooo:rsid="001d2303" style:font-size-asian="10pt" style:font-weight-asian="normal" style:font-size-complex="10pt" style:font-weight-complex="normal"/>
    </style:style>
    <style:style style:name="T108" style:family="text">
      <style:text-properties style:text-position="sub 58%" style:font-name="Liberation Sans1" fo:font-size="10pt" fo:language="en" fo:country="US" fo:font-weight="normal" officeooo:rsid="0129897a" style:font-size-asian="10pt" style:font-weight-asian="normal" style:font-size-complex="10pt" style:font-weight-complex="normal"/>
    </style:style>
    <style:style style:name="T109" style:family="text">
      <style:text-properties style:text-position="sub 58%" style:font-name="Liberation Sans1" fo:font-size="10pt" fo:language="en" fo:country="US" style:font-size-asian="10pt" style:font-size-complex="10pt"/>
    </style:style>
    <style:style style:name="T110" style:family="text">
      <style:text-properties style:text-position="sub 58%" style:font-name="Liberation Sans1" fo:font-size="10pt" fo:language="en" fo:country="US" officeooo:rsid="00114b91" style:font-size-asian="10pt" style:font-size-complex="10pt"/>
    </style:style>
    <style:style style:name="T111" style:family="text">
      <style:text-properties style:text-position="sub 58%" style:font-name="Liberation Sans1" fo:font-size="10pt" fo:language="en" fo:country="US" officeooo:rsid="007463c0" style:font-size-asian="10pt" style:font-size-complex="10pt"/>
    </style:style>
    <style:style style:name="T112" style:family="text">
      <style:text-properties style:text-position="sub 58%" style:font-name="Liberation Sans1" fo:font-size="10pt" fo:language="en" fo:country="US" officeooo:rsid="01248f82" style:font-size-asian="10pt" style:font-size-complex="10pt"/>
    </style:style>
    <style:style style:name="T113" style:family="text">
      <style:text-properties style:text-position="sub 58%" style:font-name="Liberation Sans1" fo:font-size="10pt" fo:language="en" fo:country="US" officeooo:rsid="005b1887" style:font-size-asian="10pt" style:font-size-complex="10pt"/>
    </style:style>
    <style:style style:name="T114" style:family="text">
      <style:text-properties style:text-position="sub 58%" style:font-name="Liberation Sans1" fo:font-size="10pt" fo:language="en" fo:country="US" officeooo:rsid="005b5d22" style:font-size-asian="10pt" style:font-size-complex="10pt"/>
    </style:style>
    <style:style style:name="T115" style:family="text">
      <style:text-properties style:text-position="sub 58%" style:font-name="Liberation Sans1" fo:font-size="10pt" fo:language="en" fo:country="US" officeooo:rsid="012e4e51" style:font-size-asian="10pt" style:font-size-complex="10pt"/>
    </style:style>
    <style:style style:name="T116" style:family="text">
      <style:text-properties style:text-position="sub 58%" style:font-name="Liberation Sans1" fo:font-size="10pt" officeooo:rsid="00987bcd" style:font-name-asian="Noto Sans CJK SC Regular" style:font-size-asian="10pt" style:font-name-complex="FreeSans2" style:font-size-complex="10pt"/>
    </style:style>
    <style:style style:name="T117" style:family="text">
      <style:text-properties style:text-position="sub 58%" style:font-name="Liberation Sans1" fo:font-size="10pt" fo:font-weight="normal" officeooo:rsid="014c70bc" style:font-size-asian="10pt" style:font-weight-asian="normal" style:font-size-complex="10pt" style:font-weight-complex="normal"/>
    </style:style>
    <style:style style:name="T118" style:family="text">
      <style:text-properties style:text-position="sub 58%" style:font-name="Liberation Sans1" fo:font-size="10pt" fo:font-weight="normal" officeooo:rsid="0138d828" style:font-size-asian="10pt" style:font-weight-asian="normal" style:font-size-complex="10pt" style:font-weight-complex="normal"/>
    </style:style>
    <style:style style:name="T119" style:family="text">
      <style:text-properties style:text-position="sub 58%" style:font-name="Liberation Sans1" fo:font-size="10pt" fo:font-weight="normal" officeooo:rsid="0060739a" style:font-size-asian="10pt" style:font-weight-asian="normal" style:font-size-complex="10pt" style:font-weight-complex="normal"/>
    </style:style>
    <style:style style:name="T120" style:family="text">
      <style:text-properties style:text-position="sub 58%" style:font-name="Liberation Sans1" fo:font-size="10pt" officeooo:rsid="016ebf2e" fo:background-color="#dde8cb" loext:char-shading-value="0" style:font-name-asian="Noto Sans CJK SC Regular" style:font-size-asian="10pt" style:font-name-complex="FreeSans2" style:font-size-complex="10pt"/>
    </style:style>
    <style:style style:name="T121" style:family="text">
      <style:text-properties style:text-position="sub 58%" style:font-name="Liberation Sans1" officeooo:rsid="00f13f31"/>
    </style:style>
    <style:style style:name="T122" style:family="text">
      <style:text-properties style:text-position="sub 58%" officeooo:rsid="00629f5b"/>
    </style:style>
    <style:style style:name="T123" style:family="text">
      <style:text-properties style:text-position="sub 58%" officeooo:rsid="0069ece3"/>
    </style:style>
    <style:style style:name="T124" style:family="text">
      <style:text-properties style:text-position="sub 58%" officeooo:rsid="006b5d3c"/>
    </style:style>
    <style:style style:name="T125" style:family="text">
      <style:text-properties style:text-position="sub 58%" officeooo:rsid="006381b9"/>
    </style:style>
    <style:style style:name="T126" style:family="text">
      <style:text-properties style:text-position="sub 58%" officeooo:rsid="006ee7f3"/>
    </style:style>
    <style:style style:name="T127" style:family="text">
      <style:text-properties style:text-position="sub 58%" style:font-name-asian="Noto Sans CJK SC Regular" style:font-name-complex="FreeSans2"/>
    </style:style>
    <style:style style:name="T128" style:family="text">
      <style:text-properties style:text-position="sub 58%" officeooo:rsid="00a444b7"/>
    </style:style>
    <style:style style:name="T129" style:family="text">
      <style:text-properties style:text-position="sub 58%" officeooo:rsid="00ba84d9"/>
    </style:style>
    <style:style style:name="T130" style:family="text">
      <style:text-properties style:text-position="sub 58%" officeooo:rsid="00bc40c7"/>
    </style:style>
    <style:style style:name="T131" style:family="text">
      <style:text-properties style:text-position="sub 58%" officeooo:rsid="00c6f487"/>
    </style:style>
    <style:style style:name="T132" style:family="text">
      <style:text-properties style:text-position="sub 58%" officeooo:rsid="00c754ba"/>
    </style:style>
    <style:style style:name="T133" style:family="text">
      <style:text-properties style:text-position="sub 58%" officeooo:rsid="00a87af1"/>
    </style:style>
    <style:style style:name="T134" style:family="text">
      <style:text-properties style:text-position="sub 58%" officeooo:rsid="00e7da66"/>
    </style:style>
    <style:style style:name="T135" style:family="text">
      <style:text-properties style:text-position="sub 58%" fo:language="en" fo:country="US"/>
    </style:style>
    <style:style style:name="T136" style:family="text">
      <style:text-properties style:text-position="sub 58%" fo:language="en" fo:country="US" officeooo:rsid="00ec19a8"/>
    </style:style>
    <style:style style:name="T137" style:family="text">
      <style:text-properties style:text-position="sub 58%" officeooo:rsid="00cf48e9"/>
    </style:style>
    <style:style style:name="T138" style:family="text">
      <style:text-properties style:text-position="sub 58%" officeooo:rsid="00f13f31"/>
    </style:style>
    <style:style style:name="T139" style:family="text">
      <style:text-properties style:text-position="sub 58%" officeooo:rsid="0100c081"/>
    </style:style>
    <style:style style:name="T140" style:family="text">
      <style:text-properties style:text-position="sub 58%" officeooo:rsid="01015508"/>
    </style:style>
    <style:style style:name="T141" style:family="text">
      <style:text-properties style:text-position="sub 58%" officeooo:rsid="010a8d4b"/>
    </style:style>
    <style:style style:name="T142" style:family="text">
      <style:text-properties style:text-position="sub 58%" officeooo:rsid="0112266d"/>
    </style:style>
    <style:style style:name="T143" style:family="text">
      <style:text-properties style:text-position="sub 58%" officeooo:rsid="0130ea1f"/>
    </style:style>
    <style:style style:name="T144" style:family="text">
      <style:text-properties style:text-position="sub 58%" officeooo:rsid="01248f82"/>
    </style:style>
    <style:style style:name="T145" style:family="text">
      <style:text-properties style:text-position="sub 58%" fo:font-size="10pt" fo:font-weight="normal" officeooo:rsid="00921dfb" style:font-size-asian="10pt" style:font-weight-asian="normal" style:font-size-complex="10pt" style:font-weight-complex="normal"/>
    </style:style>
    <style:style style:name="T146" style:family="text">
      <style:text-properties style:text-position="sub 58%" officeooo:rsid="00c89aaf"/>
    </style:style>
    <style:style style:name="T147" style:family="text">
      <style:text-properties style:text-position="sub 58%" officeooo:rsid="013d689d"/>
    </style:style>
    <style:style style:name="T148" style:family="text">
      <style:text-properties style:text-position="sub 58%" officeooo:rsid="013d1165"/>
    </style:style>
    <style:style style:name="T149" style:family="text">
      <style:text-properties style:text-position="sub 58%" officeooo:rsid="013e0316"/>
    </style:style>
    <style:style style:name="T150" style:family="text">
      <style:text-properties style:text-position="sub 58%" officeooo:rsid="0140b26b"/>
    </style:style>
    <style:style style:name="T151" style:family="text">
      <style:text-properties style:text-position="sub 58%" officeooo:rsid="014aa873"/>
    </style:style>
    <style:style style:name="T152" style:family="text">
      <style:text-properties style:text-position="sub 58%" officeooo:rsid="014e4295"/>
    </style:style>
    <style:style style:name="T153" style:family="text">
      <style:text-properties style:text-position="sub 58%" officeooo:rsid="01581f69"/>
    </style:style>
    <style:style style:name="T154" style:family="text">
      <style:text-properties style:text-position="sub 58%" officeooo:rsid="016e17e7"/>
    </style:style>
    <style:style style:name="T155" style:family="text">
      <style:text-properties style:text-position="sub 58%" officeooo:rsid="014c70bc"/>
    </style:style>
    <style:style style:name="T156" style:family="text">
      <style:text-properties style:text-position="sub 58%" officeooo:rsid="016e6d00"/>
    </style:style>
    <style:style style:name="T157" style:family="text">
      <style:text-properties style:text-position="sub 58%" officeooo:rsid="01707387"/>
    </style:style>
    <style:style style:name="T158" style:family="text">
      <style:text-properties style:text-position="sub 58%" officeooo:rsid="017a95de"/>
    </style:style>
    <style:style style:name="T159" style:family="text">
      <style:text-properties style:text-position="sub 58%" officeooo:rsid="016d9c7e" fo:background-color="#dde8cb" loext:char-shading-value="0" style:font-name-asian="Noto Sans CJK SC Regular" style:font-name-complex="FreeSans2"/>
    </style:style>
    <style:style style:name="T160" style:family="text">
      <style:text-properties style:text-position="sub 58%" officeooo:rsid="012e4e51"/>
    </style:style>
    <style:style style:name="T161" style:family="text">
      <style:text-properties style:text-position="super 58%"/>
    </style:style>
    <style:style style:name="T162" style:family="text">
      <style:text-properties style:text-position="super 58%" officeooo:rsid="00114b91"/>
    </style:style>
    <style:style style:name="T163" style:family="text">
      <style:text-properties style:text-position="super 58%" style:font-name="Liberation Sans1" fo:language="en" fo:country="US" fo:font-weight="bold" officeooo:rsid="01860c11" style:font-weight-asian="bold" style:font-weight-complex="bold"/>
    </style:style>
    <style:style style:name="T164" style:family="text">
      <style:text-properties fo:font-weight="normal" officeooo:rsid="001c5ad4" style:font-weight-asian="normal" style:font-weight-complex="normal"/>
    </style:style>
    <style:style style:name="T165" style:family="text">
      <style:text-properties fo:font-weight="normal" officeooo:rsid="00c6c305" style:font-weight-asian="normal" style:font-weight-complex="normal"/>
    </style:style>
    <style:style style:name="T166" style:family="text">
      <style:text-properties fo:font-weight="normal" officeooo:rsid="001e9fb4" style:font-weight-asian="normal" style:font-weight-complex="normal"/>
    </style:style>
    <style:style style:name="T167" style:family="text">
      <style:text-properties fo:font-weight="normal" officeooo:rsid="0056cf35" style:font-weight-asian="normal" style:font-weight-complex="normal"/>
    </style:style>
    <style:style style:name="T168" style:family="text">
      <style:text-properties fo:font-weight="normal" officeooo:rsid="00d1966a" style:font-weight-asian="normal" style:font-weight-complex="normal"/>
    </style:style>
    <style:style style:name="T169" style:family="text">
      <style:text-properties fo:font-weight="normal" officeooo:rsid="005c1065" style:font-weight-asian="normal" style:font-weight-complex="normal"/>
    </style:style>
    <style:style style:name="T170" style:family="text">
      <style:text-properties fo:font-weight="normal" officeooo:rsid="005b1887" style:font-weight-asian="normal" style:font-weight-complex="normal"/>
    </style:style>
    <style:style style:name="T171" style:family="text">
      <style:text-properties fo:font-weight="normal" officeooo:rsid="01248f82" style:font-weight-asian="normal" style:font-weight-complex="normal"/>
    </style:style>
    <style:style style:name="T172" style:family="text">
      <style:text-properties fo:font-weight="normal" officeooo:rsid="0129897a" style:font-weight-asian="normal" style:font-weight-complex="normal"/>
    </style:style>
    <style:style style:name="T173" style:family="text">
      <style:text-properties fo:font-weight="normal" officeooo:rsid="0134119b" style:font-weight-asian="normal" style:font-weight-complex="normal"/>
    </style:style>
    <style:style style:name="T174" style:family="text">
      <style:text-properties fo:font-weight="normal" officeooo:rsid="01366997" style:font-weight-asian="normal" style:font-weight-complex="normal"/>
    </style:style>
    <style:style style:name="T175" style:family="text">
      <style:text-properties fo:font-weight="normal" officeooo:rsid="016e17e7" style:font-weight-asian="normal" style:font-weight-complex="normal"/>
    </style:style>
    <style:style style:name="T176" style:family="text">
      <style:text-properties officeooo:rsid="001c5ad4"/>
    </style:style>
    <style:style style:name="T177" style:family="text">
      <style:text-properties officeooo:rsid="00114b91"/>
    </style:style>
    <style:style style:name="T178" style:family="text">
      <style:text-properties officeooo:rsid="001e9fb4"/>
    </style:style>
    <style:style style:name="T179" style:family="text">
      <style:text-properties officeooo:rsid="0022982b"/>
    </style:style>
    <style:style style:name="T180" style:family="text">
      <style:text-properties officeooo:rsid="001d8000"/>
    </style:style>
    <style:style style:name="T181" style:family="text">
      <style:text-properties officeooo:rsid="004dcd95"/>
    </style:style>
    <style:style style:name="T182" style:family="text">
      <style:text-properties officeooo:rsid="005b1887"/>
    </style:style>
    <style:style style:name="T183" style:family="text">
      <style:text-properties officeooo:rsid="005b5d22"/>
    </style:style>
    <style:style style:name="T184" style:family="text">
      <style:text-properties officeooo:rsid="00629f5b"/>
    </style:style>
    <style:style style:name="T185" style:family="text">
      <style:text-properties style:font-name="Liberation Sans1" fo:font-size="10pt" style:font-size-asian="10pt" style:font-size-complex="10pt"/>
    </style:style>
    <style:style style:name="T186" style:family="text">
      <style:text-properties style:font-name="Liberation Sans1" fo:font-size="10pt" officeooo:rsid="014903bd" style:font-size-asian="10pt" style:font-size-complex="10pt"/>
    </style:style>
    <style:style style:name="T187" style:family="text">
      <style:text-properties style:font-name="Liberation Sans1" fo:font-size="10pt" officeooo:rsid="014aa873" style:font-size-asian="10pt" style:font-size-complex="10pt"/>
    </style:style>
    <style:style style:name="T188" style:family="text">
      <style:text-properties style:font-name="Liberation Sans1" fo:font-size="10pt" officeooo:rsid="014f4f46" style:font-size-asian="10pt" style:font-size-complex="10pt"/>
    </style:style>
    <style:style style:name="T189" style:family="text">
      <style:text-properties style:font-name="Liberation Sans1" fo:font-size="10pt" officeooo:rsid="0171535c" style:font-size-asian="10pt" style:font-size-complex="10pt"/>
    </style:style>
    <style:style style:name="T190" style:family="text">
      <style:text-properties style:font-name="Liberation Sans1" fo:font-size="10pt" officeooo:rsid="01826859" style:font-size-asian="10pt" style:font-size-complex="10pt"/>
    </style:style>
    <style:style style:name="T191" style:family="text">
      <style:text-properties style:font-name="Liberation Sans1" fo:font-size="10pt" officeooo:rsid="018482fb" style:font-size-asian="10pt" style:font-size-complex="10pt"/>
    </style:style>
    <style:style style:name="T192" style:family="text">
      <style:text-properties style:font-name="Liberation Sans1" fo:font-size="10pt" style:font-size-asian="8.75pt" style:font-size-complex="10pt"/>
    </style:style>
    <style:style style:name="T193" style:family="text">
      <style:text-properties style:font-name="Liberation Sans1" fo:font-size="10pt" officeooo:rsid="00987bcd" style:font-size-asian="8.75pt" style:font-size-complex="10pt"/>
    </style:style>
    <style:style style:name="T194" style:family="text">
      <style:text-properties style:font-name="Liberation Sans1" fo:font-size="10pt" officeooo:rsid="0099a6c3" style:font-size-asian="8.75pt" style:font-size-complex="10pt"/>
    </style:style>
    <style:style style:name="T195" style:family="text">
      <style:text-properties style:font-name="Liberation Sans1" fo:font-size="10pt" fo:language="en" fo:country="US" style:font-size-asian="10pt" style:font-size-complex="10pt"/>
    </style:style>
    <style:style style:name="T196" style:family="text">
      <style:text-properties style:font-name="Liberation Sans1" fo:font-size="10pt" fo:language="en" fo:country="US" officeooo:rsid="0077f63c" style:font-size-asian="10pt" style:font-size-complex="10pt"/>
    </style:style>
    <style:style style:name="T197" style:family="text">
      <style:text-properties style:font-name="Liberation Sans1" fo:font-size="10pt" fo:language="en" fo:country="US" officeooo:rsid="01248f82" style:font-size-asian="10pt" style:font-size-complex="10pt"/>
    </style:style>
    <style:style style:name="T198" style:family="text">
      <style:text-properties style:font-name="Liberation Sans1" fo:font-size="10pt" fo:language="en" fo:country="US" officeooo:rsid="00a0b0a1" style:font-size-asian="10pt" style:font-size-complex="10pt"/>
    </style:style>
    <style:style style:name="T199" style:family="text">
      <style:text-properties style:font-name="Liberation Sans1" fo:font-size="10pt" fo:language="en" fo:country="US" officeooo:rsid="005b5d22" style:font-size-asian="10pt" style:font-size-complex="10pt"/>
    </style:style>
    <style:style style:name="T200" style:family="text">
      <style:text-properties style:font-name="Liberation Sans1" fo:font-size="10pt" fo:language="en" fo:country="US" officeooo:rsid="0129897a" style:font-size-asian="10pt" style:font-size-complex="10pt"/>
    </style:style>
    <style:style style:name="T201" style:family="text">
      <style:text-properties style:font-name="Liberation Sans1" fo:font-size="10pt" fo:language="en" fo:country="US" officeooo:rsid="00c5d08a" style:font-size-asian="10pt" style:font-size-complex="10pt"/>
    </style:style>
    <style:style style:name="T202" style:family="text">
      <style:text-properties style:font-name="Liberation Sans1" fo:font-size="10pt" fo:language="en" fo:country="US" officeooo:rsid="00844f6b" style:font-size-asian="10pt" style:font-size-complex="10pt"/>
    </style:style>
    <style:style style:name="T203" style:family="text">
      <style:text-properties style:font-name="Liberation Sans1" fo:font-size="10pt" fo:language="en" fo:country="US" officeooo:rsid="012e4e51" style:font-size-asian="10pt" style:font-size-complex="10pt"/>
    </style:style>
    <style:style style:name="T204" style:family="text">
      <style:text-properties style:font-name="Liberation Sans1" fo:font-size="10pt" fo:language="en" fo:country="US" officeooo:rsid="01340ac9" style:font-size-asian="10pt" style:font-size-complex="10pt"/>
    </style:style>
    <style:style style:name="T205" style:family="text">
      <style:text-properties style:font-name="Liberation Sans1" fo:font-size="10pt" fo:language="en" fo:country="US" fo:font-weight="normal" officeooo:rsid="0056cf35" style:font-size-asian="10pt" style:font-weight-asian="normal" style:font-size-complex="10pt" style:font-weight-complex="normal"/>
    </style:style>
    <style:style style:name="T206" style:family="text">
      <style:text-properties style:font-name="Liberation Sans1" fo:font-size="10pt" fo:language="en" fo:country="US" fo:font-weight="normal" officeooo:rsid="00d1966a" style:font-size-asian="10pt" style:font-weight-asian="normal" style:font-size-complex="10pt" style:font-weight-complex="normal"/>
    </style:style>
    <style:style style:name="T207" style:family="text">
      <style:text-properties style:font-name="Liberation Sans1" fo:font-size="10pt" fo:language="en" fo:country="US" fo:font-weight="normal" officeooo:rsid="005c1065" style:font-size-asian="10pt" style:font-weight-asian="normal" style:font-size-complex="10pt" style:font-weight-complex="normal"/>
    </style:style>
    <style:style style:name="T208" style:family="text">
      <style:text-properties style:font-name="Liberation Sans1" fo:font-size="10pt" fo:language="en" fo:country="US" fo:font-weight="normal" officeooo:rsid="005b1887" style:font-size-asian="10pt" style:font-weight-asian="normal" style:font-size-complex="10pt" style:font-weight-complex="normal"/>
    </style:style>
    <style:style style:name="T209" style:family="text">
      <style:text-properties style:font-name="Liberation Sans1" fo:font-size="10pt" fo:language="en" fo:country="US" fo:font-weight="normal" officeooo:rsid="01248f82" style:font-size-asian="10pt" style:font-weight-asian="normal" style:font-size-complex="10pt" style:font-weight-complex="normal"/>
    </style:style>
    <style:style style:name="T210" style:family="text">
      <style:text-properties style:font-name="Liberation Sans1" fo:font-size="10pt" fo:language="en" fo:country="US" fo:font-weight="normal" officeooo:rsid="0129897a" style:font-size-asian="10pt" style:font-weight-asian="normal" style:font-size-complex="10pt" style:font-weight-complex="normal"/>
    </style:style>
    <style:style style:name="T211" style:family="text">
      <style:text-properties style:font-name="Liberation Sans1" fo:font-size="10pt" fo:language="en" fo:country="US" fo:font-weight="normal" officeooo:rsid="01340ac9" style:font-size-asian="10pt" style:font-weight-asian="normal" style:font-size-complex="10pt" style:font-weight-complex="normal"/>
    </style:style>
    <style:style style:name="T212" style:family="text">
      <style:text-properties style:font-name="Liberation Sans1" fo:font-size="10pt" officeooo:rsid="00987bcd" style:font-name-asian="Noto Sans CJK SC Regular" style:font-size-asian="10pt" style:font-name-complex="FreeSans2" style:font-size-complex="10pt"/>
    </style:style>
    <style:style style:name="T213" style:family="text">
      <style:text-properties style:font-name="Liberation Sans1" fo:font-size="10pt" officeooo:rsid="014903bd" style:font-name-asian="Noto Sans CJK SC Regular" style:font-size-asian="10pt" style:font-name-complex="FreeSans2" style:font-size-complex="10pt"/>
    </style:style>
    <style:style style:name="T214" style:family="text">
      <style:text-properties style:font-name="Liberation Sans1" fo:font-size="10pt" officeooo:rsid="014f4f46" style:font-name-asian="Noto Sans CJK SC Regular" style:font-size-asian="10pt" style:font-name-complex="FreeSans2" style:font-size-complex="10pt"/>
    </style:style>
    <style:style style:name="T215" style:family="text">
      <style:text-properties style:font-name="Liberation Sans1" fo:font-size="10pt" fo:background-color="#dde8cb" loext:char-shading-value="0" style:font-size-asian="10pt" style:font-size-complex="10pt"/>
    </style:style>
    <style:style style:name="T216" style:family="text">
      <style:text-properties style:font-name="Liberation Sans1" officeooo:rsid="00d14837"/>
    </style:style>
    <style:style style:name="T217" style:family="text">
      <style:text-properties style:font-name="Liberation Sans1" fo:language="en" fo:country="US" fo:font-weight="bold" style:font-weight-asian="bold" style:font-weight-complex="bold"/>
    </style:style>
    <style:style style:name="T218" style:family="text">
      <style:text-properties style:font-name="Liberation Sans1" fo:language="en" fo:country="US" fo:font-weight="bold" officeooo:rsid="0064d661" style:font-weight-asian="bold" style:font-weight-complex="bold"/>
    </style:style>
    <style:style style:name="T219" style:family="text">
      <style:text-properties style:font-name="Liberation Sans1" fo:language="en" fo:country="US" fo:font-weight="bold" officeooo:rsid="004dcd95" style:font-weight-asian="bold" style:font-weight-complex="bold"/>
    </style:style>
    <style:style style:name="T220" style:family="text">
      <style:text-properties style:font-name="Liberation Sans1" fo:language="en" fo:country="US" fo:font-weight="bold" officeooo:rsid="009b22e5" style:font-weight-asian="bold" style:font-weight-complex="bold"/>
    </style:style>
    <style:style style:name="T221" style:family="text">
      <style:text-properties style:font-name="Liberation Sans1" fo:language="en" fo:country="US" fo:font-weight="bold" officeooo:rsid="012d2e99" style:font-weight-asian="bold" style:font-weight-complex="bold"/>
    </style:style>
    <style:style style:name="T222" style:family="text">
      <style:text-properties style:font-name="Liberation Sans1" fo:language="en" fo:country="US" fo:font-weight="bold" officeooo:rsid="012e4e51" style:font-weight-asian="bold" style:font-weight-complex="bold"/>
    </style:style>
    <style:style style:name="T223" style:family="text">
      <style:text-properties style:font-name="Liberation Sans1" fo:language="en" fo:country="US" fo:font-weight="bold" officeooo:rsid="014903bd" style:font-weight-asian="bold" style:font-weight-complex="bold"/>
    </style:style>
    <style:style style:name="T224" style:family="text">
      <style:text-properties style:font-name="Liberation Sans1" fo:language="en" fo:country="US" fo:font-weight="bold" officeooo:rsid="01860c11" style:font-weight-asian="bold" style:font-weight-complex="bold"/>
    </style:style>
    <style:style style:name="T225" style:family="text">
      <style:text-properties style:font-name="Liberation Sans1" officeooo:rsid="00efb16a"/>
    </style:style>
    <style:style style:name="T226" style:family="text">
      <style:text-properties style:font-name="Liberation Sans1" officeooo:rsid="00f13f31"/>
    </style:style>
    <style:style style:name="T227" style:family="text">
      <style:text-properties style:font-name="Liberation Sans1" officeooo:rsid="0103cf83"/>
    </style:style>
    <style:style style:name="T228" style:family="text">
      <style:text-properties style:font-name="Liberation Sans1" officeooo:rsid="013bf727"/>
    </style:style>
    <style:style style:name="T229" style:family="text">
      <style:text-properties style:font-name="Liberation Sans1" officeooo:rsid="0167ec1f"/>
    </style:style>
    <style:style style:name="T230" style:family="text">
      <style:text-properties officeooo:rsid="006381b9"/>
    </style:style>
    <style:style style:name="T231" style:family="text">
      <style:text-properties officeooo:rsid="0069ece3"/>
    </style:style>
    <style:style style:name="T232" style:family="text">
      <style:text-properties officeooo:rsid="0077f63c"/>
    </style:style>
    <style:style style:name="T233" style:family="text">
      <style:text-properties officeooo:rsid="0091ed21"/>
    </style:style>
    <style:style style:name="T234" style:family="text">
      <style:text-properties officeooo:rsid="00921dfb"/>
    </style:style>
    <style:style style:name="T235" style:family="text">
      <style:text-properties officeooo:rsid="00987bcd"/>
    </style:style>
    <style:style style:name="T236" style:family="text">
      <style:text-properties style:font-name="Liberation Sans" style:font-name-asian="Liberation Sans" style:font-name-complex="Liberation Sans"/>
    </style:style>
    <style:style style:name="T237" style:family="text">
      <style:text-properties style:font-name="Liberation Sans" fo:font-size="10pt" officeooo:rsid="00987bcd" style:font-name-asian="Liberation Sans" style:font-size-asian="10pt" style:font-name-complex="Liberation Sans" style:font-size-complex="10pt"/>
    </style:style>
    <style:style style:name="T238" style:family="text">
      <style:text-properties style:font-name-asian="Noto Sans CJK SC Regular" style:font-name-complex="FreeSans2"/>
    </style:style>
    <style:style style:name="T239" style:family="text">
      <style:text-properties officeooo:rsid="014903bd" style:font-name-asian="Noto Sans CJK SC Regular" style:font-name-complex="FreeSans2"/>
    </style:style>
    <style:style style:name="T240" style:family="text">
      <style:text-properties officeooo:rsid="014f4f46" style:font-name-asian="Noto Sans CJK SC Regular" style:font-name-complex="FreeSans2"/>
    </style:style>
    <style:style style:name="T241" style:family="text">
      <style:text-properties officeooo:rsid="009f2cb1"/>
    </style:style>
    <style:style style:name="T242" style:family="text">
      <style:text-properties officeooo:rsid="00a444b7"/>
    </style:style>
    <style:style style:name="T243" style:family="text">
      <style:text-properties officeooo:rsid="00b00c00"/>
    </style:style>
    <style:style style:name="T244" style:family="text">
      <style:text-properties officeooo:rsid="00ba84d9"/>
    </style:style>
    <style:style style:name="T245" style:family="text">
      <style:text-properties officeooo:rsid="00c49749"/>
    </style:style>
    <style:style style:name="T246" style:family="text">
      <style:text-properties officeooo:rsid="00c6c305"/>
    </style:style>
    <style:style style:name="T247" style:family="text">
      <style:text-properties officeooo:rsid="00cf48e9"/>
    </style:style>
    <style:style style:name="T248" style:family="text">
      <style:text-properties fo:language="en" fo:country="US"/>
    </style:style>
    <style:style style:name="T249" style:family="text">
      <style:text-properties fo:language="en" fo:country="US" officeooo:rsid="00986910"/>
    </style:style>
    <style:style style:name="T250" style:family="text">
      <style:text-properties fo:language="en" fo:country="US" officeooo:rsid="00ec19a8"/>
    </style:style>
    <style:style style:name="T251" style:family="text">
      <style:text-properties fo:language="en" fo:country="US" officeooo:rsid="00fbbd8e"/>
    </style:style>
    <style:style style:name="T252" style:family="text">
      <style:text-properties officeooo:rsid="00ec19a8"/>
    </style:style>
    <style:style style:name="T253" style:family="text">
      <style:text-properties officeooo:rsid="00f13f31"/>
    </style:style>
    <style:style style:name="T254" style:family="text">
      <style:text-properties officeooo:rsid="00f2c970"/>
    </style:style>
    <style:style style:name="T255" style:family="text">
      <style:text-properties officeooo:rsid="0100c081"/>
    </style:style>
    <style:style style:name="T256" style:family="text">
      <style:text-properties officeooo:rsid="0103cf83"/>
    </style:style>
    <style:style style:name="T257" style:family="text">
      <style:text-properties officeooo:rsid="0112266d"/>
    </style:style>
    <style:style style:name="T258" style:family="text">
      <style:text-properties officeooo:rsid="012e4e51"/>
    </style:style>
    <style:style style:name="T259" style:family="text">
      <style:text-properties officeooo:rsid="01248f82"/>
    </style:style>
    <style:style style:name="T260" style:family="text">
      <style:text-properties officeooo:rsid="0129897a"/>
    </style:style>
    <style:style style:name="T261" style:family="text">
      <style:text-properties officeooo:rsid="00a0b0a1"/>
    </style:style>
    <style:style style:name="T262" style:family="text">
      <style:text-properties officeooo:rsid="0064d661"/>
    </style:style>
    <style:style style:name="T263" style:family="text">
      <style:text-properties officeooo:rsid="013bf727"/>
    </style:style>
    <style:style style:name="T264" style:family="text">
      <style:text-properties officeooo:rsid="00d14837"/>
    </style:style>
    <style:style style:name="T265" style:family="text">
      <style:text-properties officeooo:rsid="00efb16a"/>
    </style:style>
    <style:style style:name="T266" style:family="text">
      <style:text-properties officeooo:rsid="013d1165"/>
    </style:style>
    <style:style style:name="T267" style:family="text">
      <style:text-properties officeooo:rsid="013d689d"/>
    </style:style>
    <style:style style:name="T268" style:family="text">
      <style:text-properties officeooo:rsid="013e0316"/>
    </style:style>
    <style:style style:name="T269" style:family="text">
      <style:text-properties fo:font-size="10pt" fo:font-weight="normal" officeooo:rsid="00921dfb" style:font-size-asian="10pt" style:font-weight-asian="normal" style:font-size-complex="10pt" style:font-weight-complex="normal"/>
    </style:style>
    <style:style style:name="T270" style:family="text">
      <style:text-properties officeooo:rsid="013fe9ec"/>
    </style:style>
    <style:style style:name="T271" style:family="text">
      <style:text-properties officeooo:rsid="0140b26b"/>
    </style:style>
    <style:style style:name="T272" style:family="text">
      <style:text-properties officeooo:rsid="0142ad15"/>
    </style:style>
    <style:style style:name="T273" style:family="text">
      <style:text-properties officeooo:rsid="014aa873"/>
    </style:style>
    <style:style style:name="T274" style:family="text">
      <style:text-properties officeooo:rsid="012ed03c"/>
    </style:style>
    <style:style style:name="T275" style:family="text">
      <style:text-properties officeooo:rsid="014f4f46"/>
    </style:style>
    <style:style style:name="T276" style:family="text">
      <style:text-properties officeooo:rsid="0167ec1f"/>
    </style:style>
    <style:style style:name="T277" style:family="text">
      <style:text-properties officeooo:rsid="016e17e7"/>
    </style:style>
    <style:style style:name="T278" style:family="text">
      <style:text-properties officeooo:rsid="014c70bc"/>
    </style:style>
    <style:style style:name="T279" style:family="text">
      <style:text-properties fo:font-style="italic" style:font-style-asian="italic" style:font-style-complex="italic"/>
    </style:style>
    <style:style style:name="T280" style:family="text">
      <style:text-properties officeooo:rsid="016e6d00"/>
    </style:style>
    <style:style style:name="T281" style:family="text">
      <style:text-properties officeooo:rsid="01707387"/>
    </style:style>
    <style:style style:name="T282" style:family="text">
      <style:text-properties officeooo:rsid="0171535c"/>
    </style:style>
    <style:style style:name="T283" style:family="text">
      <style:text-properties officeooo:rsid="0172d121"/>
    </style:style>
    <style:style style:name="T284" style:family="text">
      <style:text-properties officeooo:rsid="01759100"/>
    </style:style>
    <style:style style:name="T285" style:family="text">
      <style:text-properties officeooo:rsid="017642c6"/>
    </style:style>
    <style:style style:name="T286" style:family="text">
      <style:text-properties officeooo:rsid="01794f19"/>
    </style:style>
    <style:style style:name="T287" style:family="text">
      <style:text-properties officeooo:rsid="017a95de"/>
    </style:style>
    <style:style style:name="T288" style:family="text">
      <style:text-properties officeooo:rsid="018065f9"/>
    </style:style>
    <style:style style:name="T289" style:family="text">
      <style:text-properties fo:background-color="#dde8cb" loext:char-shading-value="0"/>
    </style:style>
    <style:style style:name="T290" style:family="text">
      <style:text-properties officeooo:rsid="01826859" fo:background-color="#dde8cb" loext:char-shading-value="0"/>
    </style:style>
    <style:style style:name="T291" style:family="text">
      <style:text-properties officeooo:rsid="018482fb" fo:background-color="#dde8cb" loext:char-shading-value="0"/>
    </style:style>
    <style:style style:name="T292" style:family="text">
      <style:text-properties officeooo:rsid="018482fb" fo:background-color="#dde8cb" loext:char-shading-value="0"/>
    </style:style>
    <style:style style:name="T293" style:family="text">
      <style:text-properties fo:background-color="#dde8cb" loext:char-shading-value="0"/>
    </style:style>
    <style:style style:name="T294" style:family="text">
      <style:text-properties officeooo:rsid="018482fb"/>
    </style:style>
    <style:style style:name="T295" style:family="text">
      <style:text-properties fo:background-color="#ffffd7" loext:char-shading-value="0"/>
    </style:style>
    <style:style style:name="T296" style:family="text">
      <style:text-properties officeooo:rsid="013fe9ec" fo:background-color="#ffffd7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Scaling Definitions <text:line-break/></text:p>
      <text:p text:style-name="P68"/>
      <text:p text:style-name="P68"/>
      <text:p text:style-name="P68">1) Consensus <text:span text:style-name="T181">(Old) </text:span></text:p>
      <text:p text:style-name="P1"/>
      <text:p text:style-name="P2">Define</text:p>
      <text:p text:style-name="P1"/>
      <text:p text:style-name="P1">Z<text:span text:style-name="T71">M</text:span> = 300000 bytes ; Minimum penalty free zone.</text:p>
      <text:p text:style-name="P1"/>
      <text:p text:style-name="P1">M<text:span text:style-name="T71">B</text:span> = Block weight in bytes.</text:p>
      <text:p text:style-name="P1"/>
      <text:p text:style-name="P9">M<text:span text:style-name="T71">L</text:span> = The median over the last 100000 blocks of max((min (M<text:span text:style-name="T71">B</text:span> , <text:span text:style-name="T258">1.7</text:span>M<text:span text:style-name="T71">L</text:span>), Z<text:span text:style-name="T71">M</text:span> , M<text:span text:style-name="T71">L</text:span>/<text:span text:style-name="T258">1.7</text:span>) ; recursive calculation for M<text:span text:style-name="T71">L</text:span> with M<text:span text:style-name="T71">L</text:span> starting at <text:span text:style-name="T257">M</text:span><text:span text:style-name="T142">L</text:span> <text:span text:style-name="T257">of previous 100001 block (currently = Z</text:span><text:span text:style-name="T142">M</text:span><text:span text:style-name="T50">)</text:span>; <text:span text:style-name="T247">L</text:span>ong <text:span text:style-name="T241">t</text:span>erm <text:span text:style-name="T241">m</text:span>edian</text:p>
      <text:p text:style-name="P1"/>
      <text:p text:style-name="P9">M<text:span text:style-name="T71">L</text:span> ; <text:span text:style-name="T258">Dynamic p</text:span>enalty free zone.</text:p>
      <text:p text:style-name="P1"/>
      <text:p text:style-name="Standard"><text:span text:style-name="T195">M</text:span><text:span text:style-name="T109">S</text:span><text:span text:style-name="T195"> = the median over the last 100 blocks of max(M</text:span><text:span text:style-name="T109">B</text:span><text:span text:style-name="T195"> , </text:span><text:span text:style-name="T203">M</text:span><text:span text:style-name="T115">L</text:span><text:span text:style-name="T195">) ; </text:span><text:span text:style-name="T196">Effective s</text:span><text:span text:style-name="T195">hort term median.</text:span></text:p>
      <text:p text:style-name="P1"/>
      <text:p text:style-name="P3">M<text:span text:style-name="T71">N</text:span> = min(M<text:span text:style-name="T71">S</text:span> , 50M<text:span text:style-name="T71">L</text:span>) ; <text:span text:style-name="T231">Median for Penalty calculation.</text:span></text:p>
      <text:p text:style-name="P1"/>
      <text:p text:style-name="P1">R<text:span text:style-name="T71">Base</text:span> = Block Reward.</text:p>
      <text:p text:style-name="P1"/>
      <text:p text:style-name="P4">0 &lt; M<text:span text:style-name="T71">B</text:span> <text:span text:style-name="T236">≤</text:span><text:span text:style-name="T238"> 2M</text:span><text:span text:style-name="T127">N</text:span><text:span text:style-name="T238"> ; Requirement for </text:span><text:span text:style-name="T240">a </text:span><text:span text:style-name="T238">valid block.</text:span></text:p>
      <text:p text:style-name="P1"/>
      <text:p text:style-name="P1">B = M<text:span text:style-name="T71">B</text:span> /M<text:span text:style-name="T71">N</text:span> - 1 where -1 <text:span text:style-name="T235">&lt;</text:span> B ≤ 1</text:p>
      <text:p text:style-name="P1"/>
      <text:p text:style-name="P1">P<text:span text:style-name="T71">B</text:span> = <text:s/>R<text:span text:style-name="T71">Base</text:span>B<text:span text:style-name="T161">2</text:span> <text:s text:c="2"/>for B &gt; 0 ; Monero applies a penalty P<text:span text:style-name="T71">B</text:span>, to increase the block weight by B; <text:s/>P<text:span text:style-name="T71">B</text:span> = <text:s/>0 for B ≤ 0 </text:p>
      <text:p text:style-name="P1"/>
      <text:p text:style-name="P10"><text:tab/><text:tab/><text:tab/><text:tab/><text:tab/><text:tab/></text:p>
      <text:p text:style-name="P164"><text:span text:style-name="T219">Scaling </text:span><text:span text:style-name="T217">Definitions </text:span><text:span text:style-name="T220">(</text:span><text:span text:style-name="T224">17</text:span><text:span text:style-name="T163">th</text:span><text:span text:style-name="T224"> December</text:span><text:span text:style-name="T220"> 202</text:span><text:span text:style-name="T222">5</text:span><text:span text:style-name="T220"> </text:span><text:span text:style-name="T224">MRL meeting</text:span><text:span text:style-name="T220">)</text:span></text:p>
      <text:p text:style-name="Standard"><text:span text:style-name="T220"/></text:p>
      <text:p text:style-name="P67"/>
      <text:p text:style-name="P68">1) Consensus (New)</text:p>
      <text:p text:style-name="P1"/>
      <text:p text:style-name="P2">Define</text:p>
      <text:p text:style-name="P1"/>
      <text:p text:style-name="P158"><text:span text:style-name="T195">Z</text:span><text:span text:style-name="T109">M</text:span><text:span text:style-name="T195"> = </text:span><text:span text:style-name="T215">625000</text:span><text:span text:style-name="T195"> bytes ; Minimum penalty free zone.</text:span></text:p>
      <text:p text:style-name="P1"/>
      <text:p text:style-name="P1">M<text:span text:style-name="T71">B</text:span> = Block weight in bytes. </text:p>
      <text:p text:style-name="P1"/>
      <text:p text:style-name="P1">M<text:span text:style-name="T71">L</text:span> = The median over the last 100000 blocks of max((min (M<text:span text:style-name="T71">B</text:span> , <text:span text:style-name="T292">1.</text:span><text:span text:style-name="T293">2</text:span>M<text:span text:style-name="T71">L</text:span>), Z<text:span text:style-name="T71">M</text:span> , M<text:span text:style-name="T71">L</text:span>/<text:span text:style-name="T292">1.</text:span><text:span text:style-name="T293">2</text:span>) ; recursive calculation for M<text:span text:style-name="T71">L</text:span> with M<text:span text:style-name="T71">L</text:span> starting at <text:span text:style-name="T257">M</text:span><text:span text:style-name="T142">L</text:span> <text:span text:style-name="T257">of previous 100001 block (currently = Z</text:span><text:span text:style-name="T142">M</text:span><text:span text:style-name="T50">)</text:span>; <text:span text:style-name="T247">L</text:span>ong <text:span text:style-name="T241">t</text:span>erm <text:span text:style-name="T241">m</text:span>edian</text:p>
      <text:p text:style-name="P1"/>
      <text:p text:style-name="P9">M<text:span text:style-name="T71">L</text:span> ; <text:span text:style-name="T258">Dynamic p</text:span>enalty free zone.</text:p>
      <text:p text:style-name="P1"/>
      <text:p text:style-name="P13">M<text:span text:style-name="T71">S</text:span> = the median over the last 100 blocks of max<text:span text:style-name="T258">(min</text:span>(M<text:span text:style-name="T71">B</text:span> , <text:span text:style-name="T290">8</text:span><text:span text:style-name="T258">M</text:span><text:span text:style-name="T160">L</text:span><text:span text:style-name="T70">) ,</text:span> <text:span text:style-name="T244">M</text:span><text:span text:style-name="T129">L</text:span>) ; <text:span text:style-name="T232">Effective s</text:span>hort term median.</text:p>
      <text:p text:style-name="P1"/>
      <text:p text:style-name="P7"><text:span text:style-name="T231">M</text:span><text:span text:style-name="T123">N</text:span><text:span text:style-name="T231"> = M</text:span><text:span text:style-name="T123">S</text:span><text:span text:style-name="T231"> ; Median for Penalty calculation.</text:span></text:p>
      <text:p text:style-name="P1"/>
      <text:p text:style-name="P1">R<text:span text:style-name="T71">Base</text:span> = Block Reward.</text:p>
      <text:p text:style-name="P1"/>
      <text:p text:style-name="P5">0 &lt; M<text:span text:style-name="T71">B</text:span> <text:span text:style-name="T236">≤ </text:span><text:span text:style-name="T238">2M</text:span><text:span text:style-name="T127">N</text:span><text:span text:style-name="T238">, </text:span><text:span text:style-name="T58"><text:s/></text:span><text:span text:style-name="T238">; Requirement for valid block.</text:span></text:p>
      <text:p text:style-name="P6"/>
      <text:p text:style-name="P1">B = M<text:span text:style-name="T71">B</text:span> /M<text:span text:style-name="T71">N</text:span> - 1 where -1 <text:span text:style-name="T235">&lt;</text:span> B ≤ 1</text:p>
      <text:p text:style-name="P1"/>
      <text:p text:style-name="P1">P<text:span text:style-name="T71">B</text:span> = <text:s/>R<text:span text:style-name="T71">Base</text:span>B<text:span text:style-name="T161">2</text:span> for B &gt; 0 ; Monero applies a penalty P<text:span text:style-name="T71">B</text:span>, to increase the block weight by B; <text:s/>P<text:span text:style-name="T71">B</text:span> = <text:s/>0 for B ≤ 0 </text:p>
      <text:p text:style-name="P1"/>
      <text:p text:style-name="P24">Changes</text:p>
      <text:p text:style-name="P147"><text:span text:style-name="T47"/></text:p>
      <text:p text:style-name="P148"><text:span text:style-name="T191">1</text:span><text:span text:style-name="T187">) </text:span><text:span text:style-name="T185">Maximum growth of M</text:span><text:span text:style-name="T98">S</text:span><text:span text:style-name="T185"> is reduced from 50M</text:span><text:span text:style-name="T98">L</text:span><text:span text:style-name="T185"> to </text:span><text:span text:style-name="T190">8</text:span><text:span text:style-name="T185">M</text:span><text:span text:style-name="T98">L</text:span><text:span text:style-name="T21"> </text:span></text:p>
      <text:p text:style-name="P147"><text:span text:style-name="T187">3</text:span><text:span text:style-name="T185">) Rate of growth and decline of M</text:span><text:span text:style-name="T98">L</text:span><text:span text:style-name="T185"> is </text:span><text:span text:style-name="T191">de</text:span><text:span text:style-name="T185">creased from 1.</text:span><text:span text:style-name="T191">7</text:span><text:span text:style-name="T185">x to </text:span><text:span text:style-name="T191">1.</text:span><text:span text:style-name="T185">2x</text:span></text:p>
      <text:p text:style-name="P160"><text:span text:style-name="T188">4</text:span><text:span text:style-name="T185">) Z</text:span><text:span text:style-name="T98">M</text:span><text:span text:style-name="T185"> is increased from 300000 bytes to </text:span><text:span text:style-name="T215">625000</text:span><text:span text:style-name="T185"> bytes</text:span></text:p>
      <text:p text:style-name="P160"><text:span text:style-name="T185"/></text:p>
      <text:p text:style-name="P161"><text:span text:style-name="T185"/></text:p>
      <text:p text:style-name="P161"><text:span text:style-name="T185"/></text:p>
      <text:p text:style-name="P161"><text:span text:style-name="T185"/></text:p>
      <text:p text:style-name="P1"/>
      <text:p text:style-name="P11"/>
      <text:p text:style-name="P12"/>
      <text:p text:style-name="P70"><text:span text:style-name="T62">2</text:span><text:span text:style-name="T63">a</text:span><text:span text:style-name="T62">) </text:span><text:span text:style-name="T64">M</text:span><text:span text:style-name="T61">inimum Fee </text:span><text:span text:style-name="T65">For </text:span><text:span text:style-name="T61">Node </text:span><text:span text:style-name="T66">Relay</text:span><text:span text:style-name="T61"> </text:span><text:span text:style-name="T67">(</text:span><text:span text:style-name="T68">O</text:span><text:span text:style-name="T67">ld)</text:span><text:span text:style-name="T19"> </text:span></text:p>
      <text:p text:style-name="P81"/>
      <text:p text:style-name="P157"><text:span text:style-name="T38">W</text:span><text:span text:style-name="T40">e add a, penalty attracting, transaction T with a size of T</text:span><text:span text:style-name="T111">T </text:span><text:span text:style-name="T194">to </text:span><text:span text:style-name="T193">a block of weight M</text:span><text:span text:style-name="T102">B</text:span><text:span text:style-name="T193"> </text:span><text:span text:style-name="T39"><text:s/></text:span></text:p>
      <text:p text:style-name="P108"/>
      <text:p text:style-name="P110">Define</text:p>
      <text:p text:style-name="P110"/>
      <text:p text:style-name="P43">T<text:span text:style-name="T71">R</text:span> = <text:span text:style-name="T243">3</text:span>000 bytes ; Reference Transaction weight. <text:span text:style-name="T247">Note: </text:span>T<text:span text:style-name="T71">R</text:span> <text:span text:style-name="T247">must be greater than T</text:span><text:span text:style-name="T137">2</text:span><text:span text:style-name="T247">. T</text:span><text:span text:style-name="T137">2</text:span><text:span text:style-name="T247"> equals the we</text:span>ight in bytes of a 2 input and 2 output transaction.</text:p>
      <text:p text:style-name="P110"/>
      <text:p text:style-name="P35"><text:span text:style-name="T1">B</text:span><text:span text:style-name="T71">T</text:span><text:span text:style-name="T1"> = T</text:span><text:span text:style-name="T71">T</text:span><text:span text:style-name="T1"> / M</text:span><text:span text:style-name="T71">N</text:span></text:p>
      <text:p text:style-name="P108"/>
      <text:p text:style-name="P35"><text:span text:style-name="T1">P</text:span><text:span text:style-name="T71">BT</text:span><text:span text:style-name="T1"> = R</text:span><text:span text:style-name="T93">B</text:span><text:span text:style-name="T71">ase</text:span><text:span text:style-name="T1">(B+B</text:span><text:span text:style-name="T71">T</text:span><text:span text:style-name="T1">)</text:span><text:span text:style-name="T161">2</text:span><text:span text:style-name="T1"> <text:s/></text:span><text:span text:style-name="T10">= <text:s/></text:span><text:span text:style-name="T1">R</text:span><text:span text:style-name="T87">b</text:span><text:span text:style-name="T71">ase</text:span><text:span text:style-name="T1">( B</text:span><text:span text:style-name="T161">2</text:span><text:span text:style-name="T1"> </text:span><text:span text:style-name="T10">+</text:span><text:span text:style-name="T1"> <text:s/>2BB</text:span><text:span text:style-name="T71">T</text:span><text:span text:style-name="T1"> + B</text:span><text:span text:style-name="T71">T</text:span><text:span text:style-name="T161">2</text:span><text:span text:style-name="T1"> )</text:span><text:span text:style-name="T10"> </text:span><text:span text:style-name="T1">; The new penalty, where B + B</text:span><text:span text:style-name="T71">T</text:span><text:span text:style-name="T1"> &gt; 0</text:span></text:p>
      <text:p text:style-name="P108"/>
      <text:p text:style-name="P35"><text:span text:style-name="T1">P</text:span><text:span text:style-name="T71">T</text:span><text:span text:style-name="T1"> = P</text:span><text:span text:style-name="T71">BT</text:span><text:span text:style-name="T1"> – P</text:span><text:span text:style-name="T71">B </text:span><text:span text:style-name="T1"><text:s text:c="2"/></text:span><text:span text:style-name="T10">=</text:span><text:span text:style-name="T1"> <text:s/>R</text:span><text:span text:style-name="T87">B</text:span><text:span text:style-name="T71">ase</text:span><text:span text:style-name="T1">(2BB</text:span><text:span text:style-name="T71">T</text:span><text:span text:style-name="T1"> + B</text:span><text:span text:style-name="T71">T</text:span><text:span text:style-name="T161">2</text:span><text:span text:style-name="T1"> ) ; </text:span><text:span text:style-name="T11">Increase in penalty from adding transaction T</text:span></text:p>
      <text:p text:style-name="P108"/>
      <text:p text:style-name="P35"><text:span text:style-name="T1">F</text:span><text:span text:style-name="T71">T</text:span><text:span text:style-name="T1"> = R</text:span><text:span text:style-name="T87">B</text:span><text:span text:style-name="T71">ase</text:span><text:span text:style-name="T1">(2BB</text:span><text:span text:style-name="T71">T</text:span><text:span text:style-name="T1"> + B</text:span><text:span text:style-name="T71">T</text:span><text:span text:style-name="T161">2</text:span><text:span text:style-name="T1"> ) <text:s/>; The additional fee required to overcome the increase in penalty P</text:span><text:span text:style-name="T71">T</text:span><text:span text:style-name="T1"> </text:span></text:p>
      <text:p text:style-name="P108"/>
      <text:p text:style-name="P118">For the case B = 0 this reduces to <text:span text:style-name="T177">F</text:span><text:span text:style-name="T86">T</text:span><text:span text:style-name="T177"> = R</text:span><text:span text:style-name="T87">B</text:span><text:span text:style-name="T86">ase</text:span><text:span text:style-name="T177">B</text:span><text:span text:style-name="T86">T</text:span><text:span text:style-name="T162">2</text:span><text:span text:style-name="T177"> </text:span></text:p>
      <text:p text:style-name="P119"/>
      <text:p text:style-name="P97"><text:span text:style-name="T176">M</text:span><text:span text:style-name="T91">F</text:span><text:span text:style-name="T176"> <text:s/>= <text:s/>M</text:span><text:span text:style-name="T91">L</text:span><text:span text:style-name="T176"> ; Median for minimum fee calculation<text:line-break/></text:span></text:p>
      <text:p text:style-name="P130">To calculate the minimum fee <text:span text:style-name="T242">we consider a transaction of weight T</text:span><text:span text:style-name="T128">R</text:span><text:span text:style-name="T242"> at the start of the penalty, B = 0 with M</text:span><text:span text:style-name="T128">N</text:span><text:span text:style-name="T242"> = M</text:span><text:span text:style-name="T141">F</text:span><text:span text:style-name="T242"> 95% of the fee required to pay the penalty incurred is the minimum fee. </text:span></text:p>
      <text:p text:style-name="P100"/>
      <text:p text:style-name="P36"><text:span text:style-name="T2">B</text:span><text:span text:style-name="T75">R</text:span><text:span text:style-name="T78">L</text:span><text:span text:style-name="T2"> = T</text:span><text:span text:style-name="T74">R</text:span><text:span text:style-name="T2"> / </text:span><text:span text:style-name="T4">M</text:span><text:span text:style-name="T76">F</text:span><text:span text:style-name="T75"> </text:span><text:span text:style-name="T3">; <text:s/></text:span></text:p>
      <text:p text:style-name="P128"/>
      <text:p text:style-name="P120"><text:span text:style-name="T177">F</text:span><text:span text:style-name="T90">R</text:span><text:span text:style-name="T177"> = R</text:span><text:span text:style-name="T87">B</text:span><text:span text:style-name="T86">ase</text:span><text:span text:style-name="T177">B</text:span><text:span text:style-name="T90">R</text:span><text:span text:style-name="T140">L</text:span><text:span text:style-name="T162">2</text:span><text:span text:style-name="T177"> <text:s/>; <text:s/>Fee required to pay the penalty incurred</text:span></text:p>
      <text:p text:style-name="P120"/>
      <text:p text:style-name="P120"><text:span text:style-name="T178">f</text:span><text:span text:style-name="T90">R</text:span><text:span text:style-name="T178"> = R</text:span><text:span text:style-name="T87">B</text:span><text:span text:style-name="T86">ase</text:span><text:span text:style-name="T177">B</text:span><text:span text:style-name="T90">R</text:span><text:span text:style-name="T140">L</text:span><text:span text:style-name="T177">/M</text:span><text:span text:style-name="T130">F</text:span><text:span text:style-name="T177"> ; Fee required to pay the penalty incurred per byte for a given M</text:span><text:span text:style-name="T130">F</text:span></text:p>
      <text:p text:style-name="P120"/>
      <text:p text:style-name="P120"><text:span text:style-name="T178">f</text:span><text:span text:style-name="T134">I</text:span><text:span text:style-name="T178"> = 0.95f</text:span><text:span text:style-name="T92">R</text:span><text:span text:style-name="T178"> </text:span><text:span text:style-name="T179"><text:s/>; Minimum fee per byte</text:span></text:p>
      <text:p text:style-name="P151"/>
      <text:p text:style-name="P83"/>
      <text:p text:style-name="P79"><text:span text:style-name="T14">2</text:span><text:span text:style-name="T15">a</text:span><text:span text:style-name="T14">) </text:span><text:span text:style-name="T16">M</text:span><text:span text:style-name="T13">inimum Fee </text:span><text:span text:style-name="T17">For </text:span><text:span text:style-name="T13">Node </text:span><text:span text:style-name="T18">Relay</text:span><text:span text:style-name="T13"> (New)</text:span><text:span text:style-name="T12"> </text:span></text:p>
      <text:p text:style-name="P82"/>
      <text:p text:style-name="P152"><text:span text:style-name="T38">W</text:span><text:span text:style-name="T39">e add a, penalty attracting, transaction T with a size of T</text:span><text:span text:style-name="T110">T </text:span><text:span text:style-name="T192"><text:s/></text:span><text:span text:style-name="T193">to a block of weight M</text:span><text:span text:style-name="T102">B</text:span><text:span text:style-name="T193"> </text:span><text:span text:style-name="T39"><text:s/></text:span></text:p>
      <text:p text:style-name="P103"/>
      <text:p text:style-name="P109">Define</text:p>
      <text:p text:style-name="P109"/>
      <text:p text:style-name="P43">T<text:span text:style-name="T71">R</text:span> = <text:span text:style-name="T258">10</text:span>000 bytes ; Reference Transaction weight. <text:span text:style-name="T247">Note: </text:span>T<text:span text:style-name="T71">R</text:span> <text:span text:style-name="T247">must be greater than T</text:span><text:span text:style-name="T137">2</text:span><text:span text:style-name="T247">. T</text:span><text:span text:style-name="T137">2</text:span><text:span text:style-name="T247"> equals the we</text:span>ight in bytes of a 2 input and 2 output transaction. </text:p>
      <text:p text:style-name="P109"/>
      <text:p text:style-name="P29"><text:span text:style-name="T1">B</text:span><text:span text:style-name="T71">T</text:span><text:span text:style-name="T1"> = T</text:span><text:span text:style-name="T71">T</text:span><text:span text:style-name="T1"> / M</text:span><text:span text:style-name="T71">N</text:span></text:p>
      <text:p text:style-name="P103"/>
      <text:p text:style-name="P30"><text:span text:style-name="T1">P</text:span><text:span text:style-name="T71">BT</text:span><text:span text:style-name="T1"> = R</text:span><text:span text:style-name="T93">B</text:span><text:span text:style-name="T71">ase</text:span><text:span text:style-name="T1">(B+B</text:span><text:span text:style-name="T71">T</text:span><text:span text:style-name="T1">)</text:span><text:span text:style-name="T161">2</text:span><text:span text:style-name="T1"> <text:s/></text:span><text:span text:style-name="T10">= <text:s/></text:span><text:span text:style-name="T1">R</text:span><text:span text:style-name="T87">b</text:span><text:span text:style-name="T71">ase</text:span><text:span text:style-name="T1">( B</text:span><text:span text:style-name="T161">2</text:span><text:span text:style-name="T1"> </text:span><text:span text:style-name="T10">+</text:span><text:span text:style-name="T1"> <text:s/>2BB</text:span><text:span text:style-name="T71">T</text:span><text:span text:style-name="T1"> + B</text:span><text:span text:style-name="T71">T</text:span><text:span text:style-name="T161">2</text:span><text:span text:style-name="T1"> )</text:span><text:span text:style-name="T10"> </text:span><text:span text:style-name="T1">; The new penalty, where B + B</text:span><text:span text:style-name="T71">T</text:span><text:span text:style-name="T1"> &gt; 0</text:span></text:p>
      <text:p text:style-name="P104"/>
      <text:p text:style-name="P30"><text:span text:style-name="T1">P</text:span><text:span text:style-name="T71">T</text:span><text:span text:style-name="T1"> = P</text:span><text:span text:style-name="T71">BT</text:span><text:span text:style-name="T1"> – P</text:span><text:span text:style-name="T71">B </text:span><text:span text:style-name="T1"><text:s text:c="2"/></text:span><text:span text:style-name="T10">=</text:span><text:span text:style-name="T1"> <text:s/>R</text:span><text:span text:style-name="T87">B</text:span><text:span text:style-name="T71">ase</text:span><text:span text:style-name="T1">(2BB</text:span><text:span text:style-name="T71">T</text:span><text:span text:style-name="T1"> + B</text:span><text:span text:style-name="T71">T</text:span><text:span text:style-name="T161">2</text:span><text:span text:style-name="T1"> ) ; </text:span><text:span text:style-name="T11">Increase in penalty from adding transaction T</text:span></text:p>
      <text:p text:style-name="P103"/>
      <text:p text:style-name="P31"><text:span text:style-name="T1">F</text:span><text:span text:style-name="T71">T</text:span><text:span text:style-name="T1"> = R</text:span><text:span text:style-name="T87">B</text:span><text:span text:style-name="T71">ase</text:span><text:span text:style-name="T1">(2BB</text:span><text:span text:style-name="T71">T</text:span><text:span text:style-name="T1"> + B</text:span><text:span text:style-name="T71">T</text:span><text:span text:style-name="T161">2</text:span><text:span text:style-name="T1"> ) <text:s/>; The additional fee required to overcome the increase in penalty P</text:span><text:span text:style-name="T71">T</text:span><text:span text:style-name="T1"> </text:span></text:p>
      <text:p text:style-name="P103"/>
      <text:p text:style-name="P111">For the case B = 0 this reduces to <text:span text:style-name="T177">F</text:span><text:span text:style-name="T86">T</text:span><text:span text:style-name="T177"> = R</text:span><text:span text:style-name="T87">B</text:span><text:span text:style-name="T86">ase</text:span><text:span text:style-name="T177">B</text:span><text:span text:style-name="T86">T</text:span><text:span text:style-name="T162">2</text:span><text:span text:style-name="T177"> </text:span></text:p>
      <text:p text:style-name="P105"/>
      <text:p text:style-name="P122"><text:span text:style-name="T164">M</text:span><text:span text:style-name="T72">F</text:span><text:span text:style-name="T164"> = <text:s/></text:span>M<text:span text:style-name="T71">L</text:span> <text:span text:style-name="T255"><text:s/></text:span>; Median for <text:span text:style-name="T180">minimum </text:span>fee calculation</text:p>
      <text:p text:style-name="P122"/>
      <text:p text:style-name="P129">To calculate the minimum fee <text:span text:style-name="T242">we consider a transaction of weight T</text:span><text:span text:style-name="T128">R</text:span><text:span text:style-name="T242"> at the start of the penalty, B = 0 with M</text:span><text:span text:style-name="T128">N</text:span><text:span text:style-name="T242"> = M</text:span><text:span text:style-name="T141">F</text:span><text:span text:style-name="T242"> </text:span><text:span text:style-name="T273">100</text:span><text:span text:style-name="T242">% of the fee required to pay the penalty incurred is the minimum fee. </text:span></text:p>
      <text:p text:style-name="P123"/>
      <text:p text:style-name="P32"><text:span text:style-name="T2">B</text:span><text:span text:style-name="T75">R</text:span><text:span text:style-name="T78">L</text:span><text:span text:style-name="T2"> = T</text:span><text:span text:style-name="T74">R</text:span><text:span text:style-name="T2"> / </text:span><text:span text:style-name="T4">M</text:span><text:span text:style-name="T76">F</text:span><text:span text:style-name="T75"> </text:span><text:span text:style-name="T3">; <text:s/></text:span></text:p>
      <text:p text:style-name="P124"/>
      <text:p text:style-name="P112"><text:span text:style-name="T177">F</text:span><text:span text:style-name="T90">R</text:span><text:span text:style-name="T143">L</text:span><text:span text:style-name="T177"> = R</text:span><text:span text:style-name="T87">B</text:span><text:span text:style-name="T86">ase</text:span><text:span text:style-name="T177">B</text:span><text:span text:style-name="T90">R</text:span><text:span text:style-name="T140">L</text:span><text:span text:style-name="T162">2</text:span><text:span text:style-name="T177"> <text:s/>; <text:s/>Fee required to pay the penalty incurred</text:span></text:p>
      <text:p text:style-name="P113"/>
      <text:p text:style-name="P112"><text:span text:style-name="T178">f</text:span><text:span text:style-name="T90">R</text:span><text:span text:style-name="T143">L</text:span><text:span text:style-name="T178"> = R</text:span><text:span text:style-name="T87">B</text:span><text:span text:style-name="T86">ase</text:span><text:span text:style-name="T177">B</text:span><text:span text:style-name="T90">R</text:span><text:span text:style-name="T140">L</text:span><text:span text:style-name="T177">/M</text:span><text:span text:style-name="T130">F</text:span><text:span text:style-name="T177"> ; Fee required to pay the penalty incurred per byte for a given M</text:span><text:span text:style-name="T130">F</text:span></text:p>
      <text:p text:style-name="P113"/>
      <text:p text:style-name="P114"><text:span text:style-name="T178">f</text:span><text:span text:style-name="T134">I</text:span><text:span text:style-name="T143">L</text:span><text:span text:style-name="T178"> = f</text:span><text:span text:style-name="T92">R</text:span><text:span text:style-name="T151">L</text:span><text:span text:style-name="T88"> </text:span><text:span text:style-name="T179"><text:s/>; Minimum fee per byte</text:span></text:p>
      <text:p text:style-name="P114"/>
      <text:p text:style-name="P101"/>
      <text:p text:style-name="P133">Changes</text:p>
      <text:p text:style-name="P89"/>
      <text:p text:style-name="P38"><text:span text:style-name="T275">1</text:span>) T<text:span text:style-name="T71">R</text:span> is increased from <text:span text:style-name="T274">3000 bytes to 10000 bytes. </text:span><text:span text:style-name="T275">For clarity </text:span>T<text:span text:style-name="T71">R</text:span><text:span text:style-name="T275"> is defined outside of consensus.</text:span></text:p>
      <text:p text:style-name="P37">2) There is no reduction to 95% of the minimum fee. This is all now handled on the wallet side.</text:p>
      <text:p text:style-name="P74"><text:span text:style-name="T256">2b</text:span>) Wallet Fees (<text:span text:style-name="T184">Old</text:span>)</text:p>
      <text:p text:style-name="P75"/>
      <text:p text:style-name="P52"><text:span text:style-name="T167">For the calculation of wallet fees we assume that the next 10 blocks have no transactions, other than the coinba</text:span><text:span text:style-name="T168">se</text:span><text:span text:style-name="T167"> transaction, </text:span><text:span text:style-name="T169">the empty blocks,</text:span><text:span text:style-name="T167"> We then calculate M</text:span><text:span text:style-name="T79">LW</text:span><text:span text:style-name="T167"> </text:span><text:span text:style-name="T174">and M</text:span><text:span text:style-name="T82">SW</text:span><text:span text:style-name="T174"> </text:span><text:span text:style-name="T167">by following the calculation of M</text:span><text:span text:style-name="T80">L</text:span><text:span text:style-name="T167"> </text:span><text:span text:style-name="T174">and M</text:span><text:span text:style-name="T82">S</text:span><text:span text:style-name="T174"> </text:span><text:span text:style-name="T167">at this future point. </text:span><text:span text:style-name="T170">We use the previous </text:span><text:span text:style-name="T171">99990</text:span><text:span text:style-name="T170"> blocks and the future 10 empty blocks </text:span><text:span text:style-name="T172">(100000 blocks) for M</text:span><text:span text:style-name="T81">L</text:span><text:span text:style-name="T6"> </text:span><text:span text:style-name="T7">and the previous 90 blocks and future 10 blocks (100) blocks for M</text:span><text:span text:style-name="T82">S</text:span><text:span text:style-name="T7">.</text:span></text:p>
      <text:p text:style-name="P39"/>
      <text:p text:style-name="P39">Define</text:p>
      <text:p text:style-name="P39"/>
      <text:p text:style-name="P52">M<text:span text:style-name="T71">B</text:span><text:span text:style-name="T94">W</text:span> = <text:span text:style-name="T259">M</text:span><text:span text:style-name="T144">B</text:span><text:span text:style-name="T51"> for the last 99990 blocks<text:line-break/>M</text:span><text:span text:style-name="T144">B</text:span><text:span text:style-name="T94">W</text:span><text:span text:style-name="T51"> = 0 for the future 10 blocks; A value of 0 bytes </text:span><text:span text:style-name="T52">can be</text:span><text:span text:style-name="T51"> used for the empty blocks for the purposes of calculating M</text:span><text:span text:style-name="T144">LW</text:span><text:span text:style-name="T51">.</text:span></text:p>
      <text:p text:style-name="P44"/>
      <text:p text:style-name="P52">M<text:span text:style-name="T71">L</text:span><text:span text:style-name="T94">W</text:span> = The median over the <text:span text:style-name="T259">l</text:span>ast <text:span text:style-name="T259">99990</text:span> blocks <text:span text:style-name="T259">and future 10 blocks </text:span><text:span text:style-name="T260">(100000 blocks)</text:span> of max((min (M<text:span text:style-name="T71">B</text:span><text:span text:style-name="T95">W</text:span> , 2M<text:span text:style-name="T71">L</text:span>), Z<text:span text:style-name="T71">M</text:span> , M<text:span text:style-name="T71">L</text:span>/2) ; <text:s/><text:span text:style-name="T259">The current value of M</text:span><text:span text:style-name="T144">L</text:span><text:span text:style-name="T259"> from consensus is used; </text:span><text:span text:style-name="T261">Effective l</text:span>ong <text:span text:style-name="T261">t</text:span>erm <text:span text:style-name="T261">m</text:span>edian <text:span text:style-name="T183">for wallet fees</text:span></text:p>
      <text:p text:style-name="P40"/>
      <text:p text:style-name="P45">M<text:span text:style-name="T71">L</text:span><text:span text:style-name="T95">W</text:span> ; <text:span text:style-name="T245">P</text:span>enalty free zone <text:span text:style-name="T183">for wallet fees </text:span></text:p>
      <text:p text:style-name="P40"/>
      <text:p text:style-name="P153"><text:span text:style-name="T195">M</text:span><text:span text:style-name="T109">S</text:span><text:span text:style-name="T114">W</text:span><text:span text:style-name="T195"> = the median over the </text:span><text:span text:style-name="T200">l</text:span><text:span text:style-name="T195">ast </text:span><text:span text:style-name="T200">9</text:span><text:span text:style-name="T195">0 blocks </text:span><text:span text:style-name="T200">and future 10 blocks</text:span><text:span text:style-name="T195"> </text:span><text:span text:style-name="T200">(100 blocks) </text:span><text:span text:style-name="T195">of max</text:span><text:span text:style-name="T201">(</text:span><text:span text:style-name="T36">M</text:span><text:span text:style-name="T105">B</text:span><text:span text:style-name="T106">W</text:span><text:span text:style-name="T36"> , M</text:span><text:span text:style-name="T107">L</text:span><text:span text:style-name="T106">W</text:span><text:span text:style-name="T36">)</text:span><text:span text:style-name="T195">; </text:span><text:span text:style-name="T202">Effective s</text:span><text:span text:style-name="T195">hort term median </text:span><text:span text:style-name="T202">for wallet fees</text:span><text:span text:style-name="T195"> </text:span></text:p>
      <text:p text:style-name="P46"/>
      <text:p text:style-name="P90">M<text:span text:style-name="T71">N</text:span><text:span text:style-name="T123">W</text:span> = <text:span text:style-name="T246">min(</text:span>M<text:span text:style-name="T71">S</text:span><text:span text:style-name="T123">W</text:span><text:span text:style-name="T231"> , 50M</text:span><text:span text:style-name="T123">LW</text:span><text:span text:style-name="T231">)</text:span></text:p>
      <text:p text:style-name="P125"/>
      <text:p text:style-name="P41"><text:span text:style-name="T1">M</text:span><text:span text:style-name="T71">F</text:span><text:span text:style-name="T96">W</text:span><text:span text:style-name="T1"> = </text:span><text:span text:style-name="T2"><text:s/></text:span><text:span text:style-name="T1">M</text:span><text:span text:style-name="T71">L</text:span><text:span text:style-name="T139">W</text:span><text:span text:style-name="T1"> ; Median for </text:span><text:span text:style-name="T53">wallet </text:span><text:span text:style-name="T1">fee calculation</text:span></text:p>
      <text:p text:style-name="P40"/>
      <text:p text:style-name="P33"><text:span text:style-name="T2">B</text:span><text:span text:style-name="T73">R</text:span><text:span text:style-name="T77">L</text:span><text:span text:style-name="T78">W</text:span><text:span text:style-name="T2"> = T</text:span><text:span text:style-name="T74">R</text:span><text:span text:style-name="T2"> / </text:span><text:span text:style-name="T5">M</text:span><text:span text:style-name="T77">FW </text:span><text:span text:style-name="T5"><text:s/>; <text:s/>Used for the low and normal fees</text:span></text:p>
      <text:p text:style-name="P95"/>
      <text:p text:style-name="P106"><text:span text:style-name="T164">B</text:span><text:span text:style-name="T73">R</text:span><text:span text:style-name="T164"> = T</text:span><text:span text:style-name="T74">R</text:span><text:span text:style-name="T164"> / </text:span><text:span text:style-name="T165">Z</text:span><text:span text:style-name="T77">M </text:span><text:span text:style-name="T165"><text:s/>; <text:s/>Used for the medium and high fees</text:span></text:p>
      <text:p text:style-name="P125"/>
      <text:p text:style-name="P115"><text:span text:style-name="T177">F</text:span><text:span text:style-name="T132">L</text:span><text:span text:style-name="T177"> = R</text:span><text:span text:style-name="T87">B</text:span><text:span text:style-name="T86">ase</text:span><text:span text:style-name="T177">B</text:span><text:span text:style-name="T90">R</text:span><text:span text:style-name="T131">L</text:span><text:span text:style-name="T140">W</text:span><text:span text:style-name="T162">2</text:span><text:span text:style-name="T177"> <text:s/>; Low transaction fee for reference transaction</text:span></text:p>
      <text:p text:style-name="P115"/>
      <text:p text:style-name="P115"><text:span text:style-name="T178">f</text:span><text:span text:style-name="T132">L</text:span><text:span text:style-name="T178"> = R</text:span><text:span text:style-name="T87">B</text:span><text:span text:style-name="T86">ase</text:span><text:span text:style-name="T177">B</text:span><text:span text:style-name="T90">R</text:span><text:span text:style-name="T131">L</text:span><text:span text:style-name="T140">W</text:span><text:span text:style-name="T177">/M</text:span><text:span text:style-name="T89">F</text:span><text:span text:style-name="T97">W</text:span><text:span text:style-name="T177"> ; Low transaction fee per byte for a given M</text:span><text:span text:style-name="T89">F</text:span><text:span text:style-name="T97">W</text:span></text:p>
      <text:p text:style-name="P115"/>
      <text:p text:style-name="P91"><text:span text:style-name="T178">f</text:span><text:span text:style-name="T132">N</text:span><text:span text:style-name="T178"> = 4f</text:span><text:span text:style-name="T132">L</text:span><text:span text:style-name="T178"> <text:s/>;Normal transaction fee per byte for a given M</text:span><text:span text:style-name="T89">F</text:span><text:span text:style-name="T97">W</text:span></text:p>
      <text:p text:style-name="P91"/>
      <text:p text:style-name="P91"><text:span text:style-name="T178">f</text:span><text:span text:style-name="T97">M</text:span><text:span text:style-name="T178"> = 16</text:span><text:span text:style-name="T97"> </text:span><text:span text:style-name="T178">R</text:span><text:span text:style-name="T87">B</text:span><text:span text:style-name="T86">ase</text:span><text:span text:style-name="T177">B</text:span><text:span text:style-name="T90">R</text:span><text:span text:style-name="T177">/M</text:span><text:span text:style-name="T89">F</text:span><text:span text:style-name="T97">W</text:span><text:span text:style-name="T178"> <text:s/>; Medium Transaction fee per byte for a given M</text:span><text:span text:style-name="T89">F</text:span><text:span text:style-name="T97">W</text:span></text:p>
      <text:p text:style-name="P91"/>
      <text:p text:style-name="P45"><text:span text:style-name="T49">f</text:span><text:span text:style-name="T122">P</text:span><text:span text:style-name="T49"> = 2R</text:span><text:span text:style-name="T87">B</text:span><text:span text:style-name="T86">ase</text:span><text:span text:style-name="T9">/M</text:span><text:span text:style-name="T123">N</text:span><text:span text:style-name="T71">W</text:span><text:span text:style-name="T9"> </text:span><text:span text:style-name="T20">= f</text:span><text:span text:style-name="T132">M</text:span><text:span text:style-name="T54">M</text:span><text:span text:style-name="T125">FW</text:span><text:span text:style-name="T54">/(</text:span><text:span text:style-name="T55">8</text:span><text:span text:style-name="T54">B</text:span><text:span text:style-name="T126">R</text:span><text:span text:style-name="T54">M</text:span><text:span text:style-name="T123">N</text:span><text:span text:style-name="T125">W</text:span><text:span text:style-name="T54">)</text:span><text:span text:style-name="T9">; </text:span><text:span text:style-name="T20">Maximum Penalty (B =1)</text:span><text:span text:style-name="T9"> Transaction fee per byte for a given M</text:span><text:span text:style-name="T123">N</text:span><text:span text:style-name="T97">W</text:span></text:p>
      <text:p text:style-name="P115"/>
      <text:p text:style-name="P45"><text:span text:style-name="T230">f</text:span><text:span text:style-name="T125">H</text:span><text:span text:style-name="T230"> = 4f</text:span><text:span text:style-name="T146">M</text:span><text:span text:style-name="T230">max (1, M</text:span><text:span text:style-name="T125">FW</text:span><text:span text:style-name="T230">/(32B</text:span><text:span text:style-name="T133">R</text:span><text:span text:style-name="T230">M</text:span><text:span text:style-name="T124">N</text:span><text:span text:style-name="T125">W</text:span><text:span text:style-name="T230">)</text:span><text:span text:style-name="T262">);</text:span><text:span text:style-name="T230"> High </text:span><text:span text:style-name="T166">Transaction fee per </text:span><text:span text:style-name="T173">byte</text:span></text:p>
      <text:p text:style-name="P131"><text:s/></text:p>
      <text:p text:style-name="P132"/>
      <text:p text:style-name="P116"/>
      <text:p text:style-name="P73"><text:span text:style-name="T256">2b</text:span>) Wallet Fees (<text:span text:style-name="T182">New)</text:span></text:p>
      <text:p text:style-name="P80"/>
      <text:p text:style-name="P154"><text:span text:style-name="T205">For the calculation of wallet fees we assume that the next 10</text:span><text:span text:style-name="T211">00</text:span><text:span text:style-name="T205"> blocks have no transactions, other than the coinba</text:span><text:span text:style-name="T206">se</text:span><text:span text:style-name="T205"> transaction, </text:span><text:span text:style-name="T207">the empty blocks,</text:span><text:span text:style-name="T205"> We then calculate M</text:span><text:span text:style-name="T103">LW</text:span><text:span text:style-name="T205"> by following the calculation of M</text:span><text:span text:style-name="T104">L</text:span><text:span text:style-name="T205"> at this future point. </text:span><text:span text:style-name="T208">We use the previous </text:span><text:span text:style-name="T209">99</text:span><text:span text:style-name="T211">00</text:span><text:span text:style-name="T209">0</text:span><text:span text:style-name="T208"> blocks and the future 10</text:span><text:span text:style-name="T211">00</text:span><text:span text:style-name="T208"> empty blocks </text:span><text:span text:style-name="T210">(100000 blocks) for M</text:span><text:span text:style-name="T108">L</text:span><text:span text:style-name="T37">.</text:span><text:span text:style-name="T210"> </text:span></text:p>
      <text:p text:style-name="P14"/>
      <text:p text:style-name="P15"/>
      <text:p text:style-name="P15">Define </text:p>
      <text:p text:style-name="P15"/>
      <text:p text:style-name="P155"><text:span text:style-name="T195">M</text:span><text:span text:style-name="T109">B</text:span><text:span text:style-name="T113">W</text:span><text:span text:style-name="T195"> = </text:span><text:span text:style-name="T197">M</text:span><text:span text:style-name="T112">B</text:span><text:span text:style-name="T41"> for the last 99</text:span><text:span text:style-name="T44">00</text:span><text:span text:style-name="T41">0 blocks<text:line-break/>M</text:span><text:span text:style-name="T112">B</text:span><text:span text:style-name="T113">W</text:span><text:span text:style-name="T41"> = 0 for the future 10</text:span><text:span text:style-name="T44">00</text:span><text:span text:style-name="T41"> blocks; A value of 0 bytes </text:span><text:span text:style-name="T43">can be</text:span><text:span text:style-name="T41"> used for the empty blocks for the purposes of calculating M</text:span><text:span text:style-name="T112">LW</text:span><text:span text:style-name="T42">.</text:span></text:p>
      <text:p text:style-name="P47"/>
      <text:p text:style-name="P156"><text:span text:style-name="T195">M</text:span><text:span text:style-name="T109">L</text:span><text:span text:style-name="T113">W</text:span><text:span text:style-name="T195"> = The median over the </text:span><text:span text:style-name="T197">l</text:span><text:span text:style-name="T195">ast </text:span><text:span text:style-name="T197">99</text:span><text:span text:style-name="T204">00</text:span><text:span text:style-name="T197">0</text:span><text:span text:style-name="T195"> blocks </text:span><text:span text:style-name="T197">and future 1</text:span><text:span text:style-name="T204">00</text:span><text:span text:style-name="T197">0 blocks </text:span><text:span text:style-name="T200">(100000 blocks)</text:span><text:span text:style-name="T195"> of max((min (M</text:span><text:span text:style-name="T109">B</text:span><text:span text:style-name="T114">W</text:span><text:span text:style-name="T195"> , 2M</text:span><text:span text:style-name="T109">L</text:span><text:span text:style-name="T195">), Z</text:span><text:span text:style-name="T109">M</text:span><text:span text:style-name="T195"> , M</text:span><text:span text:style-name="T109">L</text:span><text:span text:style-name="T195">/2) ; <text:s/></text:span><text:span text:style-name="T197">The current value of M</text:span><text:span text:style-name="T112">L</text:span><text:span text:style-name="T197"> from consensus is used; </text:span><text:span text:style-name="T198">Effective l</text:span><text:span text:style-name="T195">ong </text:span><text:span text:style-name="T198">t</text:span><text:span text:style-name="T195">erm </text:span><text:span text:style-name="T198">m</text:span><text:span text:style-name="T195">edian </text:span><text:span text:style-name="T199">for wallet fees</text:span></text:p>
      <text:p text:style-name="P47"/>
      <text:p text:style-name="P48">M<text:span text:style-name="T71">L</text:span><text:span text:style-name="T95">W</text:span> ; <text:span text:style-name="T245">P</text:span>enalty free zone <text:span text:style-name="T183">for wallet fees </text:span></text:p>
      <text:p text:style-name="P47"/>
      <text:p text:style-name="P126"/>
      <text:p text:style-name="P126"/>
      <text:p text:style-name="P42"/>
      <text:p text:style-name="P42"/>
      <text:p text:style-name="P42"/>
      <text:p text:style-name="P126"/>
      <text:p text:style-name="P42"><text:span text:style-name="T1">M</text:span><text:span text:style-name="T71">F</text:span><text:span text:style-name="T96">W</text:span><text:span text:style-name="T1"> = </text:span><text:span text:style-name="T2"><text:s/></text:span><text:span text:style-name="T1">M</text:span><text:span text:style-name="T71">L</text:span><text:span text:style-name="T139">W</text:span><text:span text:style-name="T1"> ; Median for </text:span><text:span text:style-name="T53">wallet </text:span><text:span text:style-name="T1">fee calculation</text:span></text:p>
      <text:p text:style-name="P96"/>
      <text:p text:style-name="P34"><text:span text:style-name="T2">B</text:span><text:span text:style-name="T73">R</text:span><text:span text:style-name="T77">L</text:span><text:span text:style-name="T78">W</text:span><text:span text:style-name="T2"> = T</text:span><text:span text:style-name="T74">R</text:span><text:span text:style-name="T2"> / </text:span><text:span text:style-name="T5">M</text:span><text:span text:style-name="T77">FW </text:span><text:span text:style-name="T5"><text:s/>; <text:s/>Used for </text:span><text:span text:style-name="T8">all</text:span><text:span text:style-name="T5"> fees</text:span></text:p>
      <text:p text:style-name="P127"/>
      <text:p text:style-name="P107"><text:span text:style-name="T164">B</text:span><text:span text:style-name="T73">R</text:span><text:span text:style-name="T164"> = T</text:span><text:span text:style-name="T74">R</text:span><text:span text:style-name="T164"> / </text:span><text:span text:style-name="T165">Z</text:span><text:span text:style-name="T77">M </text:span><text:span text:style-name="T165"><text:s/>; <text:s/>Used for </text:span><text:span text:style-name="T175">reference</text:span></text:p>
      <text:p text:style-name="P127"/>
      <text:p text:style-name="P117"><text:span text:style-name="T177">F</text:span><text:span text:style-name="T132">L</text:span><text:span text:style-name="T177"> = R</text:span><text:span text:style-name="T87">B</text:span><text:span text:style-name="T86">ase</text:span><text:span text:style-name="T177">B</text:span><text:span text:style-name="T90">R</text:span><text:span text:style-name="T131">L</text:span><text:span text:style-name="T140">W</text:span><text:span text:style-name="T162">2</text:span><text:span text:style-name="T177"> <text:s/>; Low </text:span><text:span text:style-name="T277">(minimum scaling) </text:span><text:span text:style-name="T177">transaction fee for reference transaction</text:span></text:p>
      <text:p text:style-name="P117"/>
      <text:p text:style-name="P121"><text:span text:style-name="T178">f</text:span><text:span text:style-name="T132">L</text:span><text:span text:style-name="T178"> = R</text:span><text:span text:style-name="T87">B</text:span><text:span text:style-name="T86">ase</text:span><text:span text:style-name="T177">B</text:span><text:span text:style-name="T90">R</text:span><text:span text:style-name="T131">L</text:span><text:span text:style-name="T140">W</text:span><text:span text:style-name="T177">/M</text:span><text:span text:style-name="T89">F</text:span><text:span text:style-name="T97">W</text:span><text:span text:style-name="T177"> ; Low </text:span><text:span text:style-name="T277">(minimum scaling)</text:span><text:span text:style-name="T177"> transaction fee per byte for a given M</text:span><text:span text:style-name="T89">F</text:span><text:span text:style-name="T97">W</text:span></text:p>
      <text:p text:style-name="P117"/>
      <text:p text:style-name="P117"><text:span text:style-name="T166">f</text:span><text:span text:style-name="T83">N</text:span><text:span text:style-name="T166"> = 4f</text:span><text:span text:style-name="T83">L</text:span><text:span text:style-name="T166"> <text:s/>; Normal transaction fee per byte for a given M</text:span><text:span text:style-name="T84">F</text:span><text:span text:style-name="T85">W</text:span></text:p>
      <text:p text:style-name="P92"/>
      <text:p text:style-name="P98">f<text:span text:style-name="T71">M</text:span> = 16f<text:span text:style-name="T71">L</text:span> ; <text:span text:style-name="T178">Medium Transaction fee per byte for a given M</text:span><text:span text:style-name="T89">F</text:span><text:span text:style-name="T97">W</text:span></text:p>
      <text:p text:style-name="P93"/>
      <text:p text:style-name="P93"/>
      <text:p text:style-name="P94"><text:span text:style-name="T178">f</text:span><text:span text:style-name="T152">H</text:span><text:span text:style-name="T154">64</text:span><text:span text:style-name="T178"> = </text:span><text:span text:style-name="T277">64</text:span><text:span text:style-name="T278">f</text:span><text:span text:style-name="T155">L</text:span><text:span text:style-name="T178"> <text:s/>; </text:span><text:span text:style-name="T277">64x</text:span><text:span text:style-name="T178"> Transaction fee per byte for a given M</text:span><text:span text:style-name="T89">F</text:span><text:span text:style-name="T97">W</text:span></text:p>
      <text:p text:style-name="P92"/>
      <text:p text:style-name="P149"><text:span text:style-name="T22">f</text:span><text:span text:style-name="T101">H256</text:span><text:span text:style-name="T22"> = </text:span><text:span text:style-name="T32">256</text:span><text:span text:style-name="T33">f</text:span><text:span text:style-name="T117">L</text:span><text:span text:style-name="T25"> </text:span><text:span text:style-name="T32">256x</text:span><text:span text:style-name="T30"> </text:span><text:span text:style-name="T34">Transaction fee per byte </text:span><text:span text:style-name="T35">for a given</text:span><text:span text:style-name="T34"> M</text:span><text:span text:style-name="T118">F</text:span><text:span text:style-name="T119">W</text:span><text:span text:style-name="T30">. </text:span><text:span text:style-name="T31">This is g</text:span><text:span text:style-name="T26">reater than or equal to </text:span><text:span text:style-name="T24">Maximum Penalty (B =1 )</text:span><text:span text:style-name="T23"> </text:span><text:span text:style-name="T28">for M</text:span><text:span text:style-name="T101">L</text:span><text:span text:style-name="T28"> &lt; </text:span><text:span text:style-name="T29">1280000 bytes.</text:span><text:span text:style-name="T28"> </text:span><text:span text:style-name="T99"><text:s text:c="2"/></text:span></text:p>
      <text:p text:style-name="P49"/>
      <text:p text:style-name="P134">Changes</text:p>
      <text:p text:style-name="P16"/>
      <text:p text:style-name="P16">1) All fees including the high fee are now based upon M<text:span text:style-name="T71">L</text:span><text:span text:style-name="T150">W</text:span></text:p>
      <text:p text:style-name="P99">with the ratio between fees constant for a given M<text:span text:style-name="T71">LW</text:span>.</text:p>
      <text:p text:style-name="P16">2) The grace period is increased to 1000 blocks.</text:p>
      <text:p text:style-name="P23">3) 5 fee levels with at least a 4x factor between fees. <text:span text:style-name="T281">Aditional fee levels can be added if needed at 1024x, 4096x etc. for larger M</text:span><text:span text:style-name="T157">L</text:span> </text:p>
      <text:p text:style-name="P71"><text:soft-page-break/><text:span text:style-name="T256">3</text:span><text:span text:style-name="T264">) </text:span><text:span text:style-name="T276">Consensus </text:span><text:span text:style-name="T263">Transitional considerations for</text:span><text:span text:style-name="T254"> </text:span><text:span text:style-name="T253">Minimum penalty free zone, Z</text:span><text:span text:style-name="T138">M</text:span><text:span text:style-name="T253">, and </text:span><text:span text:style-name="T265">Median calculation</text:span><text:span text:style-name="T263">s</text:span><text:span text:style-name="T265"> after </text:span><text:span text:style-name="T263">the</text:span><text:span text:style-name="T265"> fork.</text:span></text:p>
      <text:p text:style-name="P25"/>
      <text:p text:style-name="P25"/>
      <text:p text:style-name="P25"/>
      <text:p text:style-name="P139"/>
      <text:p text:style-name="P139"/>
      <text:p text:style-name="P139">Define:</text:p>
      <text:p text:style-name="P139"/>
      <text:p text:style-name="P51"><text:span text:style-name="T1">Z</text:span><text:span text:style-name="T71">M</text:span><text:span text:style-name="T149">Ol</text:span><text:span text:style-name="T71">d</text:span><text:span text:style-name="T1"> = 300000 bytes </text:span><text:span text:style-name="T60">(Z</text:span><text:span text:style-name="T147">M</text:span><text:span text:style-name="T60"> <text:s/>before hard fork)</text:span></text:p>
      <text:p text:style-name="P139"/>
      <text:p text:style-name="P139">M<text:span text:style-name="T71">BOld</text:span> <text:span text:style-name="T267">= Block Weight in bytes (before hard fork) </text:span></text:p>
      <text:p text:style-name="P139"/>
      <text:p text:style-name="P139"/>
      <text:p text:style-name="P139"/>
      <text:p text:style-name="P146"><text:span text:style-name="T227">3</text:span><text:span text:style-name="T216">) </text:span><text:span text:style-name="T229">Consensus </text:span><text:span text:style-name="T228">Transitional considerations for </text:span><text:span text:style-name="T226">Minimum penalty free zone, Z</text:span><text:span text:style-name="T121">M</text:span><text:span text:style-name="T226">, and </text:span><text:span text:style-name="T225">Median calculation</text:span><text:span text:style-name="T228">s</text:span><text:span text:style-name="T225"> after </text:span><text:span text:style-name="T228">the</text:span><text:span text:style-name="T225"> fork.</text:span></text:p>
      <text:p text:style-name="P8"/>
      <text:p text:style-name="P142"><text:span text:style-name="T249">C</text:span><text:span text:style-name="T248">alculation of M</text:span><text:span text:style-name="T135">L</text:span><text:span text:style-name="T248">, M</text:span><text:span text:style-name="T135">S</text:span><text:span text:style-name="T248">, </text:span><text:span text:style-name="T250">M</text:span><text:span text:style-name="T136">LW</text:span><text:span text:style-name="T250"> and M</text:span><text:span text:style-name="T136">SW </text:span><text:span text:style-name="T251">where </text:span><text:span text:style-name="T252">blocks from a previous </text:span><text:span text:style-name="T266">the </text:span><text:span text:style-name="T252">Monero version are included in a calculation after the fork. <text:s/></text:span><text:span text:style-name="T267">M</text:span><text:span text:style-name="T147">B</text:span><text:span text:style-name="T252"> </text:span><text:span text:style-name="T268">is modified as follows:</text:span></text:p>
      <text:p text:style-name="P143"/>
      <text:p text:style-name="P144">Define</text:p>
      <text:p text:style-name="P140"/>
      <text:p text:style-name="P141">Z<text:span text:style-name="T71">M</text:span> = <text:span text:style-name="T289">625000</text:span> bytes</text:p>
      <text:p text:style-name="P138"/>
      <text:p text:style-name="P140">For blocks before the hard fork <text:line-break/>M<text:span text:style-name="T71">B</text:span> = <text:s/><text:span text:style-name="T266">M</text:span><text:span text:style-name="T148">BOld</text:span> ( Z<text:span text:style-name="T71">M</text:span> / <text:span text:style-name="T266">Z</text:span><text:span text:style-name="T148">M</text:span><text:span text:style-name="T149">O</text:span><text:span text:style-name="T148">ld</text:span> )</text:p>
      <text:p text:style-name="P140"/>
      <text:p text:style-name="P145">The medians are then calculated normally. </text:p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6"/>
      <text:p text:style-name="P137"/>
      <text:p text:style-name="P150"/>
      <text:p text:style-name="P135"/>
      <text:p text:style-name="P76"><text:soft-page-break/><text:span text:style-name="T256">4) </text:span>Wallet Fee <text:span text:style-name="T233">Rounding</text:span></text:p>
      <text:p text:style-name="P17"/>
      <text:p text:style-name="P77"><text:span text:style-name="T269">Wallet fees, f</text:span><text:span text:style-name="T145">N</text:span><text:span text:style-name="T269">, f</text:span><text:span text:style-name="T145">L</text:span><text:span text:style-name="T269">, f</text:span><text:span text:style-name="T145">M</text:span><text:span text:style-name="T269">, and f</text:span><text:span text:style-name="T145">H</text:span><text:span text:style-name="T269"> are rounded up to the desired</text:span></text:p>
      <text:p text:style-name="P17">number of significant digits in the significant </text:p>
      <text:p text:style-name="P26"/>
      <text:p text:style-name="P26">Wallet Fee <text:span text:style-name="T234">Rounding </text:span>Examples</text:p>
      <text:p text:style-name="P19"/>
      <text:p text:style-name="P21">Two significant digits</text:p>
      <text:p text:style-name="P21"/>
      <text:p text:style-name="P21">27810<text:tab/><text:tab/>Rounded to : 28000</text:p>
      <text:p text:style-name="P21">37.94 <text:tab/><text:tab/>Rounded to : 38</text:p>
      <text:p text:style-name="P21">0.5555<text:tab/><text:tab/>Rounded to : 0.56</text:p>
      <text:p text:style-name="P102">0.002342<text:tab/>Rounded to : 0.002<text:span text:style-name="T270">4</text:span></text:p>
      <text:p text:style-name="P76"><text:span text:style-name="T256">4) </text:span>Wallet Fee <text:span text:style-name="T233">Rounding</text:span></text:p>
      <text:p text:style-name="P28"/>
      <text:p text:style-name="P18">Wallet fees, f<text:span text:style-name="T71">N</text:span>, f<text:span text:style-name="T71">L</text:span>, f<text:span text:style-name="T71">M</text:span>, f<text:span text:style-name="T71">H</text:span>, and f<text:span text:style-name="T153">X</text:span> are rounded to <text:span text:style-name="T270">2</text:span> significant digits in the significant </text:p>
      <text:p text:style-name="P27"/>
      <text:p text:style-name="P27">Wallet Fee <text:span text:style-name="T234">Rounding </text:span>Examples</text:p>
      <text:p text:style-name="P20"/>
      <text:p text:style-name="P22">Two significant digits</text:p>
      <text:p text:style-name="P22"/>
      <text:p text:style-name="P22">27810<text:tab/><text:tab/>Rounded to : 28000</text:p>
      <text:p text:style-name="P22">37.94 <text:tab/><text:tab/>Rounded to : 38</text:p>
      <text:p text:style-name="P22">0.5555<text:tab/><text:tab/>Rounded to : 0.56</text:p>
      <text:p text:style-name="P163"><text:span text:style-name="T295">0.002342<text:tab/>Rounded to : 0.002</text:span><text:span text:style-name="T296">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in" fo:margin-right="0in" fo:margin-top="0.1465in" fo:margin-bottom="0in" style:contextual-spacing="false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in" fo:margin-right="0in" fo:margin-top="0.1181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in" fo:margin-right="0in" fo:margin-top="0.0882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in" fo:margin-right="0in" fo:margin-top="0.0583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in" fo:margin-right="0in" fo:margin-top="0.0291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in" fo:margin-right="0in" fo:margin-top="0.0291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in" fo:margin-right="0in" fo:margin-top="0.0291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in" fo:margin-right="0in" fo:margin-top="0.0291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in" fo:margin-right="0in" fo:margin-top="0.0291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FreeSans" fo:font-family="FreeSans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.1465in" fo:margin-bottom="0in" style:contextual-spacing="false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.1181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.0882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.0583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.0291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.0291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.0291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.0291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.0291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font-name="DejaVu Sans" fo:font-family="'DejaVu Sans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902in" fo:margin-bottom="0.5902in" fo:margin-left="0.5902in" fo:margin-right="0.5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 loext:margin-gutter="0in">
        <style:columns fo:column-count="2" fo:column-gap="0.039in">
          <style:column style:rel-width="32767*" fo:start-indent="0in" fo:end-indent="0.0193in"/>
          <style:column style:rel-width="32768*" fo:start-indent="0.0193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in" draw:fill-image-height="0in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07T22:19:18.683675854</meta:creation-date>
    <dc:date>2025-12-17T12:18:04.019289519</dc:date>
    <meta:editing-duration>P6DT9M40S</meta:editing-duration>
    <meta:editing-cycles>118</meta:editing-cycles>
    <meta:generator>LibreOffice/7.3.7.2$Linux_X86_64 LibreOffice_project/30$Build-2</meta:generator>
    <meta:print-date>2025-12-02T21:24:39.928530204</meta:print-date>
    <meta:printed-by>PDF files</meta:printed-by>
    <meta:document-statistic meta:table-count="0" meta:image-count="0" meta:object-count="0" meta:page-count="5" meta:paragraph-count="129" meta:word-count="1632" meta:character-count="8236" meta:non-whitespace-character-count="6620"/>
  </office:meta>
</office:document-meta>
</file>